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618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1.3335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154in"/>
    </style:style>
    <style:style style:name="co7" style:family="table-column">
      <style:table-column-properties fo:break-before="auto" style:column-width="1.0382in"/>
    </style:style>
    <style:style style:name="co8" style:family="table-column">
      <style:table-column-properties fo:break-before="auto" style:column-width="1.2571in"/>
    </style:style>
    <style:style style:name="co9" style:family="table-column">
      <style:table-column-properties fo:break-before="auto" style:column-width="1.3244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4" style:family="table-cell" style:parent-style-name="Default" style:data-style-name="N4">
      <style:table-cell-properties fo:background-color="#ffffff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 style:data-style-name="N131">
      <style:table-cell-properties fo:background-color="#ffffff"/>
    </style:style>
    <style:style style:name="ce9" style:family="table-cell" style:parent-style-name="Default">
      <style:table-cell-properties fo:background-color="#1c1c1c" style:text-align-source="fix" style:repeat-content="false" fo:wrap-option="wrap" style:vertical-align="middle"/>
      <style:paragraph-properties fo:text-align="center"/>
      <style:text-properties fo:color="#ffffff"/>
    </style:style>
    <style:style style:name="ce10" style:family="table-cell" style:parent-style-name="Default" style:data-style-name="N11"/>
    <style:style style:name="ce11" style:family="table-cell" style:parent-style-name="Default" style:data-style-name="N13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ostrapping" table:style-name="ta1">
        <table:shapes>
          <draw:frame draw:z-index="0" draw:style-name="gr1" draw:text-style-name="P1" svg:width="6.2988in" svg:height="3.5429in" svg:x="9.1866in" svg:y="0.189in">
            <draw:object draw:notify-on-update-of-ranges="boostrapping.B2:boostrapping.B6 boostrapping.E1:boostrapping.E1 boostrapping.E2:boostrapping.E6 boostrapping.F1:boostrapping.F1 boostrapping.F2:boostrapping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5"/>
        <table:table-column table:style-name="co4" table:default-cell-style-name="ce4"/>
        <table:table-column table:style-name="co5" table:number-columns-repeated="2" table:default-cell-style-name="ce6"/>
        <table:table-column table:style-name="co6" table:default-cell-style-name="ce4"/>
        <table:table-column table:style-name="co7" table:default-cell-style-name="ce4"/>
        <table:table-row table:style-name="ro1">
          <table:table-cell table:style-name="ce3" office:value-type="string" calcext:value-type="string">
            <text:p>bond principal</text:p>
          </table:table-cell>
          <table:table-cell table:style-name="ce3" office:value-type="string" calcext:value-type="string">
            <text:p>time to maturity</text:p>
          </table:table-cell>
          <table:table-cell table:style-name="ce3" office:value-type="string" calcext:value-type="string">
            <text:p>annual coupon</text:p>
          </table:table-cell>
          <table:table-cell table:style-name="ce3" office:value-type="string" calcext:value-type="string">
            <text:p>bond price</text:p>
          </table:table-cell>
          <table:table-cell table:style-name="ce3" office:value-type="string" calcext:value-type="string">
            <text:p>bond yield</text:p>
          </table:table-cell>
          <table:table-cell table:style-name="ce3" office:value-type="string" calcext:value-type="string">
            <text:p>zero rate</text:p>
          </table:table-cell>
          <table:table-cell table:style-name="ce3" office:value-type="string" calcext:value-type="string">
            <text:p>check bond yield</text:p>
          </table:table-cell>
          <table:table-cell table:style-name="ce3" office:value-type="string" calcext:value-type="string">
            <text:p>check zero rate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99.6" calcext:value-type="float">
            <text:p>99.60</text:p>
          </table:table-cell>
          <table:table-cell table:formula="of:=POWER(([.D2]/[.A2]);-1/[.B2])-1" office:value-type="percentage" office:value="0.0161612890176901" calcext:value-type="percentage">
            <text:p>1.61613%</text:p>
          </table:table-cell>
          <table:table-cell table:formula="of:=-LN([.D2]/[.A2])/[.B2]" office:value-type="percentage" office:value="0.0160320855901553" calcext:value-type="percentage">
            <text:p>1.60321%</text:p>
          </table:table-cell>
          <table:table-cell table:formula="of:=[.A2]*1/(1+[.E2])^[.B2]" office:value-type="float" office:value="99.6" calcext:value-type="float">
            <text:p>99.60</text:p>
          </table:table-cell>
          <table:table-cell table:formula="of:=[.A2]*EXP(-[.B2]*[.F2])" office:value-type="float" office:value="99.6" calcext:value-type="float">
            <text:p>99.60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.00</text:p>
          </table:table-cell>
          <table:table-cell table:formula="of:=POWER(([.D3]/[.A3]);-1/[.B3])-1" office:value-type="percentage" office:value="0.0203040506070808" calcext:value-type="percentage">
            <text:p>2.03041%</text:p>
          </table:table-cell>
          <table:table-cell table:formula="of:=-LN([.D3]/[.A3])/[.B3]" office:value-type="percentage" office:value="0.0201006717070029" calcext:value-type="percentage">
            <text:p>2.01007%</text:p>
          </table:table-cell>
          <table:table-cell table:formula="of:=[.A3]*1/(1+[.E3])^[.B3]" office:value-type="float" office:value="99" calcext:value-type="float">
            <text:p>99.00</text:p>
          </table:table-cell>
          <table:table-cell table:formula="of:=[.A3]*EXP(-[.B3]*[.F3])" office:value-type="float" office:value="99" calcext:value-type="float">
            <text:p>99.00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office:value-type="float" office:value="97.8" calcext:value-type="float">
            <text:p>97.80</text:p>
          </table:table-cell>
          <table:table-cell table:formula="of:=POWER(([.D4]/[.A4]);-1/[.B4])-1" office:value-type="percentage" office:value="0.0224948875255624" calcext:value-type="percentage">
            <text:p>2.24949%</text:p>
          </table:table-cell>
          <table:table-cell table:formula="of:=-LN([.D4]/[.A4])/[.B4]" office:value-type="percentage" office:value="0.0222456089473197" calcext:value-type="percentage">
            <text:p>2.22456%</text:p>
          </table:table-cell>
          <table:table-cell table:formula="of:=[.A4]*1/(1+[.E4])^[.B4]" office:value-type="float" office:value="97.8" calcext:value-type="float">
            <text:p>97.80</text:p>
          </table:table-cell>
          <table:table-cell table:formula="of:=[.A4]*EXP(-[.B4]*[.F4])" office:value-type="float" office:value="97.8" calcext:value-type="float">
            <text:p>97.80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office:value-type="float" office:value="1.5" calcext:value-type="float">
            <text:p>1.50</text:p>
          </table:table-cell>
          <table:table-cell office:value-type="float" office:value="4" calcext:value-type="float">
            <text:p>4</text:p>
          </table:table-cell>
          <table:table-cell office:value-type="float" office:value="102.5" calcext:value-type="float">
            <text:p>102.50</text:p>
          </table:table-cell>
          <table:table-cell office:value-type="percentage" office:value="0.0229493888953719" calcext:value-type="percentage">
            <text:p>2.29494%</text:p>
          </table:table-cell>
          <table:table-cell table:formula="of:=-LN(([.D5]-[.C5]/2*(EXP(-[.F3]*[.B3])+EXP(-[.F4]*[.B4])))/([.A5]+[.C5]/2))/[.B5]" office:value-type="percentage" office:value="0.0228444866046681" calcext:value-type="percentage">
            <text:p>2.28445%</text:p>
          </table:table-cell>
          <table:table-cell table:formula="of:=[.C5]/2*(1/(1+[.E5]/2)^(2*[.B3])+1/(1+[.E5]/2)^(2*[.B4]))+([.A5]+[.C5]/2)*1/(1+[.E5]/2)^(2*[.B5])" office:value-type="float" office:value="102.5" calcext:value-type="float">
            <text:p>102.50</text:p>
          </table:table-cell>
          <table:table-cell table:formula="of:=[.C5]/2*(EXP(-[.F3]*[.B3])+EXP(-[.F4]*[.B4]))+([.A5]+[.C5]/2)*EXP(-[.F5]*[.B5])" office:value-type="float" office:value="102.5" calcext:value-type="float">
            <text:p>102.50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office:value-type="float" office:value="2" calcext:value-type="float">
            <text:p>2.00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.00</text:p>
          </table:table-cell>
          <table:table-cell office:value-type="percentage" office:value="0.0242380005636818" calcext:value-type="percentage">
            <text:p>2.42380%</text:p>
          </table:table-cell>
          <table:table-cell table:formula="of:=-LN(([.D6]-[.C6]/2*(EXP(-[.F3]*[.B3])+EXP(-[.F4]*[.B4])+EXP(-[.F5]*[.B5])))/([.A6]+[.C6]/2))/[.B6]" office:value-type="percentage" office:value="0.0241637869533881" calcext:value-type="percentage">
            <text:p>2.41638%</text:p>
          </table:table-cell>
          <table:table-cell table:formula="of:=[.C6]/2*(1/(1+[.E6]/2)^(2*[.B3])+1/(1+[.E6]/2)^(2*[.B4])+1/(1+[.E6]/2)^(2*[.B5]))+([.A6]+[.C6]/2)*1/(1+[.E6]/2)^(2*[.B6])" office:value-type="float" office:value="105.000000000405" calcext:value-type="float">
            <text:p>105.00</text:p>
          </table:table-cell>
          <table:table-cell table:formula="of:=[.C6]/2*(EXP(-[.F3]*[.B3])+EXP(-[.F4]*[.B4])+EXP(-[.F5]*[.B5]))+([.A6]+[.C6]/2)*EXP(-[.F6]*[.B6])" office:value-type="float" office:value="105" calcext:value-type="float">
            <text:p>105.00</text:p>
          </table:table-cell>
        </table:table-row>
      </table:table>
      <table:table table:name="duration &amp; convexity" table:style-name="ta1">
        <table:shapes>
          <draw:frame draw:z-index="0" draw:style-name="gr1" draw:text-style-name="P1" svg:width="6.3in" svg:height="3.535in" svg:x="5.0484in" svg:y="0.5559in">
            <draw:object draw:notify-on-update-of-ranges="'duration &amp; convexity'.A9:'duration &amp; convexity'.A38 'duration &amp; convexity'.B8:'duration &amp; convexity'.B8 'duration &amp; convexity'.B9:'duration &amp; convexity'.B38 'duration &amp; convexity'.C8:'duration &amp; convexity'.C8 'duration &amp; convexity'.C9:'duration &amp; convexity'.C38 'duration &amp; convexity'.D8:'duration &amp; convexity'.D8 'duration &amp; convexity'.D9:'duration &amp; convexity'.D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ce10"/>
        <table:table-column table:style-name="co5" table:default-cell-style-name="Default"/>
        <table:table-column table:style-name="co9" table:number-columns-repeated="2" table:default-cell-style-name="Default"/>
        <table:table-row table:style-name="ro1">
          <table:table-cell table:style-name="Default" office:value-type="string" calcext:value-type="string">
            <text:p>ZCB maturity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ference yield</text:p>
          </table:table-cell>
          <table:table-cell table:style-name="ce10" office:value-type="percentage" office:value="0.09" calcext:value-type="percentage">
            <text:p>9.00%</text:p>
          </table:table-cell>
          <table:table-cell table:style-name="ce10"/>
          <table:table-cell/>
        </table:table-row>
        <table:table-row table:style-name="ro1">
          <table:table-cell table:style-name="Default" office:value-type="string" calcext:value-type="string">
            <text:p>ZCB price</text:p>
          </table:table-cell>
          <table:table-cell table:style-name="ce10" table:formula="of:=EXP(-[.B1]*[.B2])" office:value-type="percentage" office:value="0.165298888221587" calcext:value-type="percentage">
            <text:p>16.53%</text:p>
          </table:table-cell>
          <table:table-cell table:style-name="ce10"/>
          <table:table-cell/>
        </table:table-row>
        <table:table-row table:style-name="ro1">
          <table:table-cell table:style-name="Default" office:value-type="string" calcext:value-type="string">
            <text:p>ZCB duration</text:p>
          </table:table-cell>
          <table:table-cell table:style-name="ce11" table:formula="of:=-[.B1]*EXP(-[.B2]*[.B1])" office:value-type="float" office:value="-3.30597776443173" calcext:value-type="float">
            <text:p>-3.30598</text:p>
          </table:table-cell>
          <table:table-cell table:style-name="ce11"/>
          <table:table-cell/>
        </table:table-row>
        <table:table-row table:style-name="ro1">
          <table:table-cell table:style-name="Default" office:value-type="string" calcext:value-type="string">
            <text:p>ZCB converity</text:p>
          </table:table-cell>
          <table:table-cell table:style-name="ce11" table:formula="of:=[.B1]^2*EXP(-[.B1]*[.B2])" office:value-type="float" office:value="66.1195552886346" calcext:value-type="float">
            <text:p>66.11956</text:p>
          </table:table-cell>
          <table:table-cell table:style-name="ce11"/>
          <table:table-cell/>
        </table:table-row>
        <table:table-row table:style-name="ro1">
          <table:table-cell table:style-name="Default" office:value-type="string" calcext:value-type="string">
            <text:p>yield delta</text:p>
          </table:table-cell>
          <table:table-cell table:style-name="ce10" office:value-type="percentage" office:value="0.01" calcext:value-type="percentage">
            <text:p>1.00%</text:p>
          </table:table-cell>
          <table:table-cell table:style-name="ce10"/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2">
          <table:table-cell table:style-name="ce9" office:value-type="string" calcext:value-type="string">
            <text:p>yield</text:p>
          </table:table-cell>
          <table:table-cell table:style-name="ce9" office:value-type="string" calcext:value-type="string">
            <text:p>ZCB price</text:p>
          </table:table-cell>
          <table:table-cell table:style-name="ce9" office:value-type="string" calcext:value-type="string">
            <text:p>ZCB price duration</text:p>
          </table:table-cell>
          <table:table-cell table:style-name="ce9" office:value-type="string" calcext:value-type="string">
            <text:p>ZCB price duration &amp; converity</text:p>
          </table:table-cell>
        </table:table-row>
        <table:table-row table:style-name="ro1">
          <table:table-cell table:formula="of:=[.B6]" office:value-type="percentage" office:value="0.01" calcext:value-type="percentage">
            <text:p>1.00%</text:p>
          </table:table-cell>
          <table:table-cell table:style-name="ce10" table:formula="of:=EXP(-[.A9]*[.$B$1])" office:value-type="percentage" office:value="0.818730753077982" calcext:value-type="percentage">
            <text:p>81.87%</text:p>
          </table:table-cell>
          <table:table-cell table:style-name="ce10" table:formula="of:=[.$B$3]+[.$B$4]*([.A9]-[.$B$2])" office:value-type="percentage" office:value="0.429777109376125" calcext:value-type="percentage">
            <text:p>42.98%</text:p>
          </table:table-cell>
          <table:table-cell table:style-name="ce10" table:formula="of:=[.$B$3]+[.$B$4]*([.A9]-[.$B$2])+0.5*[.$B$5]*([.A9]-[.$B$2])^2" office:value-type="percentage" office:value="0.641359686299756" calcext:value-type="percentage">
            <text:p>64.14%</text:p>
          </table:table-cell>
        </table:table-row>
        <table:table-row table:style-name="ro1">
          <table:table-cell table:formula="of:=[.A9]+[.$B$6]" office:value-type="percentage" office:value="0.02" calcext:value-type="percentage">
            <text:p>2.00%</text:p>
          </table:table-cell>
          <table:table-cell table:style-name="ce10" table:formula="of:=EXP(-[.A10]*[.$B$1])" office:value-type="percentage" office:value="0.670320046035639" calcext:value-type="percentage">
            <text:p>67.03%</text:p>
          </table:table-cell>
          <table:table-cell table:style-name="ce10" table:formula="of:=[.$B$3]+[.$B$4]*([.A10]-[.$B$2])" office:value-type="percentage" office:value="0.396717331731808" calcext:value-type="percentage">
            <text:p>39.67%</text:p>
          </table:table-cell>
          <table:table-cell table:style-name="ce10" table:formula="of:=[.$B$3]+[.$B$4]*([.A10]-[.$B$2])+0.5*[.$B$5]*([.A10]-[.$B$2])^2" office:value-type="percentage" office:value="0.558710242188963" calcext:value-type="percentage">
            <text:p>55.87%</text:p>
          </table:table-cell>
        </table:table-row>
        <table:table-row table:style-name="ro1">
          <table:table-cell table:formula="of:=[.A10]+[.$B$6]" office:value-type="percentage" office:value="0.03" calcext:value-type="percentage">
            <text:p>3.00%</text:p>
          </table:table-cell>
          <table:table-cell table:style-name="ce10" table:formula="of:=EXP(-[.A11]*[.$B$1])" office:value-type="percentage" office:value="0.548811636094026" calcext:value-type="percentage">
            <text:p>54.88%</text:p>
          </table:table-cell>
          <table:table-cell table:style-name="ce10" table:formula="of:=[.$B$3]+[.$B$4]*([.A11]-[.$B$2])" office:value-type="percentage" office:value="0.36365755408749" calcext:value-type="percentage">
            <text:p>36.37%</text:p>
          </table:table-cell>
          <table:table-cell table:style-name="ce10" table:formula="of:=[.$B$3]+[.$B$4]*([.A11]-[.$B$2])+0.5*[.$B$5]*([.A11]-[.$B$2])^2" office:value-type="percentage" office:value="0.482672753607033" calcext:value-type="percentage">
            <text:p>48.27%</text:p>
          </table:table-cell>
        </table:table-row>
        <table:table-row table:style-name="ro1">
          <table:table-cell table:formula="of:=[.A11]+[.$B$6]" office:value-type="percentage" office:value="0.04" calcext:value-type="percentage">
            <text:p>4.00%</text:p>
          </table:table-cell>
          <table:table-cell table:style-name="ce10" table:formula="of:=EXP(-[.A12]*[.$B$1])" office:value-type="percentage" office:value="0.449328964117222" calcext:value-type="percentage">
            <text:p>44.93%</text:p>
          </table:table-cell>
          <table:table-cell table:style-name="ce10" table:formula="of:=[.$B$3]+[.$B$4]*([.A12]-[.$B$2])" office:value-type="percentage" office:value="0.330597776443173" calcext:value-type="percentage">
            <text:p>33.06%</text:p>
          </table:table-cell>
          <table:table-cell table:style-name="ce10" table:formula="of:=[.$B$3]+[.$B$4]*([.A12]-[.$B$2])+0.5*[.$B$5]*([.A12]-[.$B$2])^2" office:value-type="percentage" office:value="0.413247220553966" calcext:value-type="percentage">
            <text:p>41.32%</text:p>
          </table:table-cell>
        </table:table-row>
        <table:table-row table:style-name="ro1">
          <table:table-cell table:formula="of:=[.A12]+[.$B$6]" office:value-type="percentage" office:value="0.05" calcext:value-type="percentage">
            <text:p>5.00%</text:p>
          </table:table-cell>
          <table:table-cell table:style-name="ce10" table:formula="of:=EXP(-[.A13]*[.$B$1])" office:value-type="percentage" office:value="0.367879441171442" calcext:value-type="percentage">
            <text:p>36.79%</text:p>
          </table:table-cell>
          <table:table-cell table:style-name="ce10" table:formula="of:=[.$B$3]+[.$B$4]*([.A13]-[.$B$2])" office:value-type="percentage" office:value="0.297537998798856" calcext:value-type="percentage">
            <text:p>29.75%</text:p>
          </table:table-cell>
          <table:table-cell table:style-name="ce10" table:formula="of:=[.$B$3]+[.$B$4]*([.A13]-[.$B$2])+0.5*[.$B$5]*([.A13]-[.$B$2])^2" office:value-type="percentage" office:value="0.350433643029764" calcext:value-type="percentage">
            <text:p>35.04%</text:p>
          </table:table-cell>
        </table:table-row>
        <table:table-row table:style-name="ro1">
          <table:table-cell table:formula="of:=[.A13]+[.$B$6]" office:value-type="percentage" office:value="0.06" calcext:value-type="percentage">
            <text:p>6.00%</text:p>
          </table:table-cell>
          <table:table-cell table:style-name="ce10" table:formula="of:=EXP(-[.A14]*[.$B$1])" office:value-type="percentage" office:value="0.301194211912202" calcext:value-type="percentage">
            <text:p>30.12%</text:p>
          </table:table-cell>
          <table:table-cell table:style-name="ce10" table:formula="of:=[.$B$3]+[.$B$4]*([.A14]-[.$B$2])" office:value-type="percentage" office:value="0.264478221154538" calcext:value-type="percentage">
            <text:p>26.45%</text:p>
          </table:table-cell>
          <table:table-cell table:style-name="ce10" table:formula="of:=[.$B$3]+[.$B$4]*([.A14]-[.$B$2])+0.5*[.$B$5]*([.A14]-[.$B$2])^2" office:value-type="percentage" office:value="0.294232021034424" calcext:value-type="percentage">
            <text:p>29.42%</text:p>
          </table:table-cell>
        </table:table-row>
        <table:table-row table:style-name="ro1">
          <table:table-cell table:formula="of:=[.A14]+[.$B$6]" office:value-type="percentage" office:value="0.07" calcext:value-type="percentage">
            <text:p>7.00%</text:p>
          </table:table-cell>
          <table:table-cell table:style-name="ce10" table:formula="of:=EXP(-[.A15]*[.$B$1])" office:value-type="percentage" office:value="0.246596963941606" calcext:value-type="percentage">
            <text:p>24.66%</text:p>
          </table:table-cell>
          <table:table-cell table:style-name="ce10" table:formula="of:=[.$B$3]+[.$B$4]*([.A15]-[.$B$2])" office:value-type="percentage" office:value="0.231418443510221" calcext:value-type="percentage">
            <text:p>23.14%</text:p>
          </table:table-cell>
          <table:table-cell table:style-name="ce10" table:formula="of:=[.$B$3]+[.$B$4]*([.A15]-[.$B$2])+0.5*[.$B$5]*([.A15]-[.$B$2])^2" office:value-type="percentage" office:value="0.244642354567948" calcext:value-type="percentage">
            <text:p>24.46%</text:p>
          </table:table-cell>
        </table:table-row>
        <table:table-row table:style-name="ro1">
          <table:table-cell table:formula="of:=[.A15]+[.$B$6]" office:value-type="percentage" office:value="0.08" calcext:value-type="percentage">
            <text:p>8.00%</text:p>
          </table:table-cell>
          <table:table-cell table:style-name="ce10" table:formula="of:=EXP(-[.A16]*[.$B$1])" office:value-type="percentage" office:value="0.201896517994655" calcext:value-type="percentage">
            <text:p>20.19%</text:p>
          </table:table-cell>
          <table:table-cell table:style-name="ce10" table:formula="of:=[.$B$3]+[.$B$4]*([.A16]-[.$B$2])" office:value-type="percentage" office:value="0.198358665865904" calcext:value-type="percentage">
            <text:p>19.84%</text:p>
          </table:table-cell>
          <table:table-cell table:style-name="ce10" table:formula="of:=[.$B$3]+[.$B$4]*([.A16]-[.$B$2])+0.5*[.$B$5]*([.A16]-[.$B$2])^2" office:value-type="percentage" office:value="0.201664643630336" calcext:value-type="percentage">
            <text:p>20.17%</text:p>
          </table:table-cell>
        </table:table-row>
        <table:table-row table:style-name="ro1">
          <table:table-cell table:formula="of:=[.A16]+[.$B$6]" office:value-type="percentage" office:value="0.09" calcext:value-type="percentage">
            <text:p>9.00%</text:p>
          </table:table-cell>
          <table:table-cell table:style-name="ce10" table:formula="of:=EXP(-[.A17]*[.$B$1])" office:value-type="percentage" office:value="0.165298888221587" calcext:value-type="percentage">
            <text:p>16.53%</text:p>
          </table:table-cell>
          <table:table-cell table:style-name="ce10" table:formula="of:=[.$B$3]+[.$B$4]*([.A17]-[.$B$2])" office:value-type="percentage" office:value="0.165298888221587" calcext:value-type="percentage">
            <text:p>16.53%</text:p>
          </table:table-cell>
          <table:table-cell table:style-name="ce10" table:formula="of:=[.$B$3]+[.$B$4]*([.A17]-[.$B$2])+0.5*[.$B$5]*([.A17]-[.$B$2])^2" office:value-type="percentage" office:value="0.165298888221587" calcext:value-type="percentage">
            <text:p>16.53%</text:p>
          </table:table-cell>
        </table:table-row>
        <table:table-row table:style-name="ro1">
          <table:table-cell table:formula="of:=[.A17]+[.$B$6]" office:value-type="percentage" office:value="0.1" calcext:value-type="percentage">
            <text:p>10.00%</text:p>
          </table:table-cell>
          <table:table-cell table:style-name="ce10" table:formula="of:=EXP(-[.A18]*[.$B$1])" office:value-type="percentage" office:value="0.135335283236613" calcext:value-type="percentage">
            <text:p>13.53%</text:p>
          </table:table-cell>
          <table:table-cell table:style-name="ce10" table:formula="of:=[.$B$3]+[.$B$4]*([.A18]-[.$B$2])" office:value-type="percentage" office:value="0.132239110577269" calcext:value-type="percentage">
            <text:p>13.22%</text:p>
          </table:table-cell>
          <table:table-cell table:style-name="ce10" table:formula="of:=[.$B$3]+[.$B$4]*([.A18]-[.$B$2])+0.5*[.$B$5]*([.A18]-[.$B$2])^2" office:value-type="percentage" office:value="0.135545088341701" calcext:value-type="percentage">
            <text:p>13.55%</text:p>
          </table:table-cell>
        </table:table-row>
        <table:table-row table:style-name="ro1">
          <table:table-cell table:formula="of:=[.A18]+[.$B$6]" office:value-type="percentage" office:value="0.11" calcext:value-type="percentage">
            <text:p>11.00%</text:p>
          </table:table-cell>
          <table:table-cell table:style-name="ce10" table:formula="of:=EXP(-[.A19]*[.$B$1])" office:value-type="percentage" office:value="0.110803158362334" calcext:value-type="percentage">
            <text:p>11.08%</text:p>
          </table:table-cell>
          <table:table-cell table:style-name="ce10" table:formula="of:=[.$B$3]+[.$B$4]*([.A19]-[.$B$2])" office:value-type="percentage" office:value="0.099179332932952" calcext:value-type="percentage">
            <text:p>9.92%</text:p>
          </table:table-cell>
          <table:table-cell table:style-name="ce10" table:formula="of:=[.$B$3]+[.$B$4]*([.A19]-[.$B$2])+0.5*[.$B$5]*([.A19]-[.$B$2])^2" office:value-type="percentage" office:value="0.112403243990679" calcext:value-type="percentage">
            <text:p>11.24%</text:p>
          </table:table-cell>
        </table:table-row>
        <table:table-row table:style-name="ro1">
          <table:table-cell table:formula="of:=[.A19]+[.$B$6]" office:value-type="percentage" office:value="0.12" calcext:value-type="percentage">
            <text:p>12.00%</text:p>
          </table:table-cell>
          <table:table-cell table:style-name="ce10" table:formula="of:=EXP(-[.A20]*[.$B$1])" office:value-type="percentage" office:value="0.0907179532894126" calcext:value-type="percentage">
            <text:p>9.07%</text:p>
          </table:table-cell>
          <table:table-cell table:style-name="ce10" table:formula="of:=[.$B$3]+[.$B$4]*([.A20]-[.$B$2])" office:value-type="percentage" office:value="0.0661195552886347" calcext:value-type="percentage">
            <text:p>6.61%</text:p>
          </table:table-cell>
          <table:table-cell table:style-name="ce10" table:formula="of:=[.$B$3]+[.$B$4]*([.A20]-[.$B$2])+0.5*[.$B$5]*([.A20]-[.$B$2])^2" office:value-type="percentage" office:value="0.0958733551685202" calcext:value-type="percentage">
            <text:p>9.59%</text:p>
          </table:table-cell>
        </table:table-row>
        <table:table-row table:style-name="ro1">
          <table:table-cell table:formula="of:=[.A20]+[.$B$6]" office:value-type="percentage" office:value="0.13" calcext:value-type="percentage">
            <text:p>13.00%</text:p>
          </table:table-cell>
          <table:table-cell table:style-name="ce10" table:formula="of:=EXP(-[.A21]*[.$B$1])" office:value-type="percentage" office:value="0.0742735782143339" calcext:value-type="percentage">
            <text:p>7.43%</text:p>
          </table:table-cell>
          <table:table-cell table:style-name="ce10" table:formula="of:=[.$B$3]+[.$B$4]*([.A21]-[.$B$2])" office:value-type="percentage" office:value="0.0330597776443174" calcext:value-type="percentage">
            <text:p>3.31%</text:p>
          </table:table-cell>
          <table:table-cell table:style-name="ce10" table:formula="of:=[.$B$3]+[.$B$4]*([.A21]-[.$B$2])+0.5*[.$B$5]*([.A21]-[.$B$2])^2" office:value-type="percentage" office:value="0.085955421875225" calcext:value-type="percentage">
            <text:p>8.60%</text:p>
          </table:table-cell>
        </table:table-row>
        <table:table-row table:style-name="ro1">
          <table:table-cell table:formula="of:=[.A21]+[.$B$6]" office:value-type="percentage" office:value="0.14" calcext:value-type="percentage">
            <text:p>14.00%</text:p>
          </table:table-cell>
          <table:table-cell table:style-name="ce10" table:formula="of:=EXP(-[.A22]*[.$B$1])" office:value-type="percentage" office:value="0.060810062625218" calcext:value-type="percentage">
            <text:p>6.08%</text:p>
          </table:table-cell>
          <table:table-cell table:style-name="ce10" table:formula="of:=[.$B$3]+[.$B$4]*([.A22]-[.$B$2])" office:value-type="percentage" office:value="0" calcext:value-type="percentage">
            <text:p>0.00%</text:p>
          </table:table-cell>
          <table:table-cell table:style-name="ce10" table:formula="of:=[.$B$3]+[.$B$4]*([.A22]-[.$B$2])+0.5*[.$B$5]*([.A22]-[.$B$2])^2" office:value-type="percentage" office:value="0.0826494441107933" calcext:value-type="percentage">
            <text:p>8.26%</text:p>
          </table:table-cell>
        </table:table-row>
        <table:table-row table:style-name="ro1">
          <table:table-cell table:formula="of:=[.A22]+[.$B$6]" office:value-type="percentage" office:value="0.15" calcext:value-type="percentage">
            <text:p>15.00%</text:p>
          </table:table-cell>
          <table:table-cell table:style-name="ce10" table:formula="of:=EXP(-[.A23]*[.$B$1])" office:value-type="percentage" office:value="0.0497870683678639" calcext:value-type="percentage">
            <text:p>4.98%</text:p>
          </table:table-cell>
          <table:table-cell table:style-name="ce10" table:formula="of:=[.$B$3]+[.$B$4]*([.A23]-[.$B$2])" office:value-type="percentage" office:value="-0.0330597776443173" calcext:value-type="percentage">
            <text:p>-3.31%</text:p>
          </table:table-cell>
          <table:table-cell table:style-name="ce10" table:formula="of:=[.$B$3]+[.$B$4]*([.A23]-[.$B$2])+0.5*[.$B$5]*([.A23]-[.$B$2])^2" office:value-type="percentage" office:value="0.085955421875225" calcext:value-type="percentage">
            <text:p>8.60%</text:p>
          </table:table-cell>
        </table:table-row>
        <table:table-row table:style-name="ro1">
          <table:table-cell table:formula="of:=[.A23]+[.$B$6]" office:value-type="percentage" office:value="0.16" calcext:value-type="percentage">
            <text:p>16.00%</text:p>
          </table:table-cell>
          <table:table-cell table:style-name="ce10" table:formula="of:=EXP(-[.A24]*[.$B$1])" office:value-type="percentage" office:value="0.0407622039783662" calcext:value-type="percentage">
            <text:p>4.08%</text:p>
          </table:table-cell>
          <table:table-cell table:style-name="ce10" table:formula="of:=[.$B$3]+[.$B$4]*([.A24]-[.$B$2])" office:value-type="percentage" office:value="-0.0661195552886346" calcext:value-type="percentage">
            <text:p>-6.61%</text:p>
          </table:table-cell>
          <table:table-cell table:style-name="ce10" table:formula="of:=[.$B$3]+[.$B$4]*([.A24]-[.$B$2])+0.5*[.$B$5]*([.A24]-[.$B$2])^2" office:value-type="percentage" office:value="0.0958733551685202" calcext:value-type="percentage">
            <text:p>9.59%</text:p>
          </table:table-cell>
        </table:table-row>
        <table:table-row table:style-name="ro1">
          <table:table-cell table:formula="of:=[.A24]+[.$B$6]" office:value-type="percentage" office:value="0.17" calcext:value-type="percentage">
            <text:p>17.00%</text:p>
          </table:table-cell>
          <table:table-cell table:style-name="ce10" table:formula="of:=EXP(-[.A25]*[.$B$1])" office:value-type="percentage" office:value="0.0333732699603261" calcext:value-type="percentage">
            <text:p>3.34%</text:p>
          </table:table-cell>
          <table:table-cell table:style-name="ce10" table:formula="of:=[.$B$3]+[.$B$4]*([.A25]-[.$B$2])" office:value-type="percentage" office:value="-0.099179332932952" calcext:value-type="percentage">
            <text:p>-9.92%</text:p>
          </table:table-cell>
          <table:table-cell table:style-name="ce10" table:formula="of:=[.$B$3]+[.$B$4]*([.A25]-[.$B$2])+0.5*[.$B$5]*([.A25]-[.$B$2])^2" office:value-type="percentage" office:value="0.112403243990679" calcext:value-type="percentage">
            <text:p>11.24%</text:p>
          </table:table-cell>
        </table:table-row>
        <table:table-row table:style-name="ro1">
          <table:table-cell table:formula="of:=[.A25]+[.$B$6]" office:value-type="percentage" office:value="0.18" calcext:value-type="percentage">
            <text:p>18.00%</text:p>
          </table:table-cell>
          <table:table-cell table:style-name="ce10" table:formula="of:=EXP(-[.A26]*[.$B$1])" office:value-type="percentage" office:value="0.0273237224472925" calcext:value-type="percentage">
            <text:p>2.73%</text:p>
          </table:table-cell>
          <table:table-cell table:style-name="ce10" table:formula="of:=[.$B$3]+[.$B$4]*([.A26]-[.$B$2])" office:value-type="percentage" office:value="-0.132239110577269" calcext:value-type="percentage">
            <text:p>-13.22%</text:p>
          </table:table-cell>
          <table:table-cell table:style-name="ce10" table:formula="of:=[.$B$3]+[.$B$4]*([.A26]-[.$B$2])+0.5*[.$B$5]*([.A26]-[.$B$2])^2" office:value-type="percentage" office:value="0.135545088341701" calcext:value-type="percentage">
            <text:p>13.55%</text:p>
          </table:table-cell>
        </table:table-row>
        <table:table-row table:style-name="ro1">
          <table:table-cell table:formula="of:=[.A26]+[.$B$6]" office:value-type="percentage" office:value="0.19" calcext:value-type="percentage">
            <text:p>19.00%</text:p>
          </table:table-cell>
          <table:table-cell table:style-name="ce10" table:formula="of:=EXP(-[.A27]*[.$B$1])" office:value-type="percentage" office:value="0.0223707718561656" calcext:value-type="percentage">
            <text:p>2.24%</text:p>
          </table:table-cell>
          <table:table-cell table:style-name="ce10" table:formula="of:=[.$B$3]+[.$B$4]*([.A27]-[.$B$2])" office:value-type="percentage" office:value="-0.165298888221587" calcext:value-type="percentage">
            <text:p>-16.53%</text:p>
          </table:table-cell>
          <table:table-cell table:style-name="ce10" table:formula="of:=[.$B$3]+[.$B$4]*([.A27]-[.$B$2])+0.5*[.$B$5]*([.A27]-[.$B$2])^2" office:value-type="percentage" office:value="0.165298888221587" calcext:value-type="percentage">
            <text:p>16.53%</text:p>
          </table:table-cell>
        </table:table-row>
        <table:table-row table:style-name="ro1">
          <table:table-cell table:formula="of:=[.A27]+[.$B$6]" office:value-type="percentage" office:value="0.2" calcext:value-type="percentage">
            <text:p>20.00%</text:p>
          </table:table-cell>
          <table:table-cell table:style-name="ce10" table:formula="of:=EXP(-[.A28]*[.$B$1])" office:value-type="percentage" office:value="0.0183156388887342" calcext:value-type="percentage">
            <text:p>1.83%</text:p>
          </table:table-cell>
          <table:table-cell table:style-name="ce10" table:formula="of:=[.$B$3]+[.$B$4]*([.A28]-[.$B$2])" office:value-type="percentage" office:value="-0.198358665865904" calcext:value-type="percentage">
            <text:p>-19.84%</text:p>
          </table:table-cell>
          <table:table-cell table:style-name="ce10" table:formula="of:=[.$B$3]+[.$B$4]*([.A28]-[.$B$2])+0.5*[.$B$5]*([.A28]-[.$B$2])^2" office:value-type="percentage" office:value="0.201664643630336" calcext:value-type="percentage">
            <text:p>20.17%</text:p>
          </table:table-cell>
        </table:table-row>
        <table:table-row table:style-name="ro1">
          <table:table-cell table:formula="of:=[.A28]+[.$B$6]" office:value-type="percentage" office:value="0.21" calcext:value-type="percentage">
            <text:p>21.00%</text:p>
          </table:table-cell>
          <table:table-cell table:style-name="ce10" table:formula="of:=EXP(-[.A29]*[.$B$1])" office:value-type="percentage" office:value="0.0149955768204777" calcext:value-type="percentage">
            <text:p>1.50%</text:p>
          </table:table-cell>
          <table:table-cell table:style-name="ce10" table:formula="of:=[.$B$3]+[.$B$4]*([.A29]-[.$B$2])" office:value-type="percentage" office:value="-0.231418443510221" calcext:value-type="percentage">
            <text:p>-23.14%</text:p>
          </table:table-cell>
          <table:table-cell table:style-name="ce10" table:formula="of:=[.$B$3]+[.$B$4]*([.A29]-[.$B$2])+0.5*[.$B$5]*([.A29]-[.$B$2])^2" office:value-type="percentage" office:value="0.244642354567948" calcext:value-type="percentage">
            <text:p>24.46%</text:p>
          </table:table-cell>
        </table:table-row>
        <table:table-row table:style-name="ro1">
          <table:table-cell table:formula="of:=[.A29]+[.$B$6]" office:value-type="percentage" office:value="0.22" calcext:value-type="percentage">
            <text:p>22.00%</text:p>
          </table:table-cell>
          <table:table-cell table:style-name="ce10" table:formula="of:=EXP(-[.A30]*[.$B$1])" office:value-type="percentage" office:value="0.0122773399030684" calcext:value-type="percentage">
            <text:p>1.23%</text:p>
          </table:table-cell>
          <table:table-cell table:style-name="ce10" table:formula="of:=[.$B$3]+[.$B$4]*([.A30]-[.$B$2])" office:value-type="percentage" office:value="-0.264478221154539" calcext:value-type="percentage">
            <text:p>-26.45%</text:p>
          </table:table-cell>
          <table:table-cell table:style-name="ce10" table:formula="of:=[.$B$3]+[.$B$4]*([.A30]-[.$B$2])+0.5*[.$B$5]*([.A30]-[.$B$2])^2" office:value-type="percentage" office:value="0.294232021034425" calcext:value-type="percentage">
            <text:p>29.42%</text:p>
          </table:table-cell>
        </table:table-row>
        <table:table-row table:style-name="ro1">
          <table:table-cell table:formula="of:=[.A30]+[.$B$6]" office:value-type="percentage" office:value="0.23" calcext:value-type="percentage">
            <text:p>23.00%</text:p>
          </table:table-cell>
          <table:table-cell table:style-name="ce10" table:formula="of:=EXP(-[.A31]*[.$B$1])" office:value-type="percentage" office:value="0.0100518357446336" calcext:value-type="percentage">
            <text:p>1.01%</text:p>
          </table:table-cell>
          <table:table-cell table:style-name="ce10" table:formula="of:=[.$B$3]+[.$B$4]*([.A31]-[.$B$2])" office:value-type="percentage" office:value="-0.297537998798856" calcext:value-type="percentage">
            <text:p>-29.75%</text:p>
          </table:table-cell>
          <table:table-cell table:style-name="ce10" table:formula="of:=[.$B$3]+[.$B$4]*([.A31]-[.$B$2])+0.5*[.$B$5]*([.A31]-[.$B$2])^2" office:value-type="percentage" office:value="0.350433643029764" calcext:value-type="percentage">
            <text:p>35.04%</text:p>
          </table:table-cell>
        </table:table-row>
        <table:table-row table:style-name="ro1">
          <table:table-cell table:formula="of:=[.A31]+[.$B$6]" office:value-type="percentage" office:value="0.24" calcext:value-type="percentage">
            <text:p>24.00%</text:p>
          </table:table-cell>
          <table:table-cell table:style-name="ce10" table:formula="of:=EXP(-[.A32]*[.$B$1])" office:value-type="percentage" office:value="0.00822974704902002" calcext:value-type="percentage">
            <text:p>0.82%</text:p>
          </table:table-cell>
          <table:table-cell table:style-name="ce10" table:formula="of:=[.$B$3]+[.$B$4]*([.A32]-[.$B$2])" office:value-type="percentage" office:value="-0.330597776443173" calcext:value-type="percentage">
            <text:p>-33.06%</text:p>
          </table:table-cell>
          <table:table-cell table:style-name="ce10" table:formula="of:=[.$B$3]+[.$B$4]*([.A32]-[.$B$2])+0.5*[.$B$5]*([.A32]-[.$B$2])^2" office:value-type="percentage" office:value="0.413247220553967" calcext:value-type="percentage">
            <text:p>41.32%</text:p>
          </table:table-cell>
        </table:table-row>
        <table:table-row table:style-name="ro1">
          <table:table-cell table:formula="of:=[.A32]+[.$B$6]" office:value-type="percentage" office:value="0.25" calcext:value-type="percentage">
            <text:p>25.00%</text:p>
          </table:table-cell>
          <table:table-cell table:style-name="ce10" table:formula="of:=EXP(-[.A33]*[.$B$1])" office:value-type="percentage" office:value="0.00673794699908546" calcext:value-type="percentage">
            <text:p>0.67%</text:p>
          </table:table-cell>
          <table:table-cell table:style-name="ce10" table:formula="of:=[.$B$3]+[.$B$4]*([.A33]-[.$B$2])" office:value-type="percentage" office:value="-0.363657554087491" calcext:value-type="percentage">
            <text:p>-36.37%</text:p>
          </table:table-cell>
          <table:table-cell table:style-name="ce10" table:formula="of:=[.$B$3]+[.$B$4]*([.A33]-[.$B$2])+0.5*[.$B$5]*([.A33]-[.$B$2])^2" office:value-type="percentage" office:value="0.482672753607033" calcext:value-type="percentage">
            <text:p>48.27%</text:p>
          </table:table-cell>
        </table:table-row>
        <table:table-row table:style-name="ro1">
          <table:table-cell table:formula="of:=[.A33]+[.$B$6]" office:value-type="percentage" office:value="0.26" calcext:value-type="percentage">
            <text:p>26.00%</text:p>
          </table:table-cell>
          <table:table-cell table:style-name="ce10" table:formula="of:=EXP(-[.A34]*[.$B$1])" office:value-type="percentage" office:value="0.00551656442076077" calcext:value-type="percentage">
            <text:p>0.55%</text:p>
          </table:table-cell>
          <table:table-cell table:style-name="ce10" table:formula="of:=[.$B$3]+[.$B$4]*([.A34]-[.$B$2])" office:value-type="percentage" office:value="-0.396717331731808" calcext:value-type="percentage">
            <text:p>-39.67%</text:p>
          </table:table-cell>
          <table:table-cell table:style-name="ce10" table:formula="of:=[.$B$3]+[.$B$4]*([.A34]-[.$B$2])+0.5*[.$B$5]*([.A34]-[.$B$2])^2" office:value-type="percentage" office:value="0.558710242188963" calcext:value-type="percentage">
            <text:p>55.87%</text:p>
          </table:table-cell>
        </table:table-row>
        <table:table-row table:style-name="ro1">
          <table:table-cell table:formula="of:=[.A34]+[.$B$6]" office:value-type="percentage" office:value="0.27" calcext:value-type="percentage">
            <text:p>27.00%</text:p>
          </table:table-cell>
          <table:table-cell table:style-name="ce10" table:formula="of:=EXP(-[.A35]*[.$B$1])" office:value-type="percentage" office:value="0.00451658094261266" calcext:value-type="percentage">
            <text:p>0.45%</text:p>
          </table:table-cell>
          <table:table-cell table:style-name="ce10" table:formula="of:=[.$B$3]+[.$B$4]*([.A35]-[.$B$2])" office:value-type="percentage" office:value="-0.429777109376125" calcext:value-type="percentage">
            <text:p>-42.98%</text:p>
          </table:table-cell>
          <table:table-cell table:style-name="ce10" table:formula="of:=[.$B$3]+[.$B$4]*([.A35]-[.$B$2])+0.5*[.$B$5]*([.A35]-[.$B$2])^2" office:value-type="percentage" office:value="0.641359686299757" calcext:value-type="percentage">
            <text:p>64.14%</text:p>
          </table:table-cell>
        </table:table-row>
        <table:table-row table:style-name="ro1">
          <table:table-cell table:formula="of:=[.A35]+[.$B$6]" office:value-type="percentage" office:value="0.28" calcext:value-type="percentage">
            <text:p>28.00%</text:p>
          </table:table-cell>
          <table:table-cell table:style-name="ce10" table:formula="of:=EXP(-[.A36]*[.$B$1])" office:value-type="percentage" office:value="0.00369786371648293" calcext:value-type="percentage">
            <text:p>0.37%</text:p>
          </table:table-cell>
          <table:table-cell table:style-name="ce10" table:formula="of:=[.$B$3]+[.$B$4]*([.A36]-[.$B$2])" office:value-type="percentage" office:value="-0.462836887020443" calcext:value-type="percentage">
            <text:p>-46.28%</text:p>
          </table:table-cell>
          <table:table-cell table:style-name="ce10" table:formula="of:=[.$B$3]+[.$B$4]*([.A36]-[.$B$2])+0.5*[.$B$5]*([.A36]-[.$B$2])^2" office:value-type="percentage" office:value="0.730621085939414" calcext:value-type="percentage">
            <text:p>73.06%</text:p>
          </table:table-cell>
        </table:table-row>
        <table:table-row table:style-name="ro1">
          <table:table-cell table:formula="of:=[.A36]+[.$B$6]" office:value-type="percentage" office:value="0.29" calcext:value-type="percentage">
            <text:p>29.00%</text:p>
          </table:table-cell>
          <table:table-cell table:style-name="ce10" table:formula="of:=EXP(-[.A37]*[.$B$1])" office:value-type="percentage" office:value="0.00302755474537581" calcext:value-type="percentage">
            <text:p>0.30%</text:p>
          </table:table-cell>
          <table:table-cell table:style-name="ce10" table:formula="of:=[.$B$3]+[.$B$4]*([.A37]-[.$B$2])" office:value-type="percentage" office:value="-0.49589666466476" calcext:value-type="percentage">
            <text:p>-49.59%</text:p>
          </table:table-cell>
          <table:table-cell table:style-name="ce10" table:formula="of:=[.$B$3]+[.$B$4]*([.A37]-[.$B$2])+0.5*[.$B$5]*([.A37]-[.$B$2])^2" office:value-type="percentage" office:value="0.826494441107934" calcext:value-type="percentage">
            <text:p>82.65%</text:p>
          </table:table-cell>
        </table:table-row>
        <table:table-row table:style-name="ro1">
          <table:table-cell table:formula="of:=[.A37]+[.$B$6]" office:value-type="percentage" office:value="0.3" calcext:value-type="percentage">
            <text:p>30.00%</text:p>
          </table:table-cell>
          <table:table-cell table:style-name="ce10" table:formula="of:=EXP(-[.A38]*[.$B$1])" office:value-type="percentage" office:value="0.00247875217666635" calcext:value-type="percentage">
            <text:p>0.25%</text:p>
          </table:table-cell>
          <table:table-cell table:style-name="ce10" table:formula="of:=[.$B$3]+[.$B$4]*([.A38]-[.$B$2])" office:value-type="percentage" office:value="-0.528956442309077" calcext:value-type="percentage">
            <text:p>-52.90%</text:p>
          </table:table-cell>
          <table:table-cell table:style-name="ce10" table:formula="of:=[.$B$3]+[.$B$4]*([.A38]-[.$B$2])+0.5*[.$B$5]*([.A38]-[.$B$2])^2" office:value-type="percentage" office:value="0.928979751805318" calcext:value-type="percentage">
            <text:p>92.90%</text:p>
          </table:table-cell>
        </table:table-row>
        <table:table-row table:style-name="ro1">
          <table:table-cell table:formula="of:=[.A38]+[.$B$6]" office:value-type="percentage" office:value="0.31" calcext:value-type="percentage">
            <text:p>31.00%</text:p>
          </table:table-cell>
          <table:table-cell table:style-name="ce10" table:formula="of:=EXP(-[.A39]*[.$B$1])" office:value-type="percentage" office:value="0.00202943063629573" calcext:value-type="percentage">
            <text:p>0.20%</text:p>
          </table:table-cell>
          <table:table-cell table:style-name="ce10" table:formula="of:=[.$B$3]+[.$B$4]*([.A39]-[.$B$2])" office:value-type="percentage" office:value="-0.562016219953395" calcext:value-type="percentage">
            <text:p>-56.20%</text:p>
          </table:table-cell>
          <table:table-cell table:style-name="ce10" table:formula="of:=[.$B$3]+[.$B$4]*([.A39]-[.$B$2])+0.5*[.$B$5]*([.A39]-[.$B$2])^2" office:value-type="percentage" office:value="1.03807701803156" calcext:value-type="percentage">
            <text:p>103.81%</text:p>
          </table:table-cell>
        </table:table-row>
        <table:table-row table:style-name="ro1">
          <table:table-cell table:formula="of:=[.A39]+[.$B$6]" office:value-type="percentage" office:value="0.32" calcext:value-type="percentage">
            <text:p>32.00%</text:p>
          </table:table-cell>
          <table:table-cell table:style-name="ce10" table:formula="of:=EXP(-[.A40]*[.$B$1])" office:value-type="percentage" office:value="0.00166155727317393" calcext:value-type="percentage">
            <text:p>0.17%</text:p>
          </table:table-cell>
          <table:table-cell table:style-name="ce10" table:formula="of:=[.$B$3]+[.$B$4]*([.A40]-[.$B$2])" office:value-type="percentage" office:value="-0.595075997597712" calcext:value-type="percentage">
            <text:p>-59.51%</text:p>
          </table:table-cell>
          <table:table-cell table:style-name="ce10" table:formula="of:=[.$B$3]+[.$B$4]*([.A40]-[.$B$2])+0.5*[.$B$5]*([.A40]-[.$B$2])^2" office:value-type="percentage" office:value="1.15378623978668" calcext:value-type="percentage">
            <text:p>115.38%</text:p>
          </table:table-cell>
        </table:table-row>
        <table:table-row table:style-name="ro1">
          <table:table-cell table:formula="of:=[.A40]+[.$B$6]" office:value-type="percentage" office:value="0.33" calcext:value-type="percentage">
            <text:p>33.00%</text:p>
          </table:table-cell>
          <table:table-cell table:style-name="ce10" table:formula="of:=EXP(-[.A41]*[.$B$1])" office:value-type="percentage" office:value="0.00136036803754789" calcext:value-type="percentage">
            <text:p>0.14%</text:p>
          </table:table-cell>
          <table:table-cell table:style-name="ce10" table:formula="of:=[.$B$3]+[.$B$4]*([.A41]-[.$B$2])" office:value-type="percentage" office:value="-0.628135775242029" calcext:value-type="percentage">
            <text:p>-62.81%</text:p>
          </table:table-cell>
          <table:table-cell table:style-name="ce10" table:formula="of:=[.$B$3]+[.$B$4]*([.A41]-[.$B$2])+0.5*[.$B$5]*([.A41]-[.$B$2])^2" office:value-type="percentage" office:value="1.27610741707065" calcext:value-type="percentage">
            <text:p>127.61%</text:p>
          </table:table-cell>
        </table:table-row>
        <table:table-row table:style-name="ro1">
          <table:table-cell table:formula="of:=[.A41]+[.$B$6]" office:value-type="percentage" office:value="0.34" calcext:value-type="percentage">
            <text:p>34.00%</text:p>
          </table:table-cell>
          <table:table-cell table:style-name="ce10" table:formula="of:=EXP(-[.A42]*[.$B$1])" office:value-type="percentage" office:value="0.0011137751478448" calcext:value-type="percentage">
            <text:p>0.11%</text:p>
          </table:table-cell>
          <table:table-cell table:style-name="ce10" table:formula="of:=[.$B$3]+[.$B$4]*([.A42]-[.$B$2])" office:value-type="percentage" office:value="-0.661195552886347" calcext:value-type="percentage">
            <text:p>-66.12%</text:p>
          </table:table-cell>
          <table:table-cell table:style-name="ce10" table:formula="of:=[.$B$3]+[.$B$4]*([.A42]-[.$B$2])+0.5*[.$B$5]*([.A42]-[.$B$2])^2" office:value-type="percentage" office:value="1.40504054988349" calcext:value-type="percentage">
            <text:p>140.50%</text:p>
          </table:table-cell>
        </table:table-row>
        <table:table-row table:style-name="ro1">
          <table:table-cell table:formula="of:=[.A42]+[.$B$6]" office:value-type="percentage" office:value="0.35" calcext:value-type="percentage">
            <text:p>35.00%</text:p>
          </table:table-cell>
          <table:table-cell table:style-name="ce10" table:formula="of:=EXP(-[.A43]*[.$B$1])" office:value-type="percentage" office:value="0.000911881965554514" calcext:value-type="percentage">
            <text:p>0.09%</text:p>
          </table:table-cell>
          <table:table-cell table:style-name="ce10" table:formula="of:=[.$B$3]+[.$B$4]*([.A43]-[.$B$2])" office:value-type="percentage" office:value="-0.694255330530664" calcext:value-type="percentage">
            <text:p>-69.43%</text:p>
          </table:table-cell>
          <table:table-cell table:style-name="ce10" table:formula="of:=[.$B$3]+[.$B$4]*([.A43]-[.$B$2])+0.5*[.$B$5]*([.A43]-[.$B$2])^2" office:value-type="percentage" office:value="1.54058563822519" calcext:value-type="percentage">
            <text:p>154.06%</text:p>
          </table:table-cell>
        </table:table-row>
        <table:table-row table:style-name="ro1">
          <table:table-cell table:formula="of:=[.A43]+[.$B$6]" office:value-type="percentage" office:value="0.36" calcext:value-type="percentage">
            <text:p>36.00%</text:p>
          </table:table-cell>
          <table:table-cell table:style-name="ce10" table:formula="of:=EXP(-[.A44]*[.$B$1])" office:value-type="percentage" office:value="0.000746585808376677" calcext:value-type="percentage">
            <text:p>0.07%</text:p>
          </table:table-cell>
          <table:table-cell table:style-name="ce10" table:formula="of:=[.$B$3]+[.$B$4]*([.A44]-[.$B$2])" office:value-type="percentage" office:value="-0.727315108174981" calcext:value-type="percentage">
            <text:p>-72.73%</text:p>
          </table:table-cell>
          <table:table-cell table:style-name="ce10" table:formula="of:=[.$B$3]+[.$B$4]*([.A44]-[.$B$2])+0.5*[.$B$5]*([.A44]-[.$B$2])^2" office:value-type="percentage" office:value="1.68274268209575" calcext:value-type="percentage">
            <text:p>168.27%</text:p>
          </table:table-cell>
        </table:table-row>
        <table:table-row table:style-name="ro1">
          <table:table-cell table:formula="of:=[.A44]+[.$B$6]" office:value-type="percentage" office:value="0.37" calcext:value-type="percentage">
            <text:p>37.00%</text:p>
          </table:table-cell>
          <table:table-cell table:style-name="ce10" table:formula="of:=EXP(-[.A45]*[.$B$1])" office:value-type="percentage" office:value="0.000611252761129571" calcext:value-type="percentage">
            <text:p>0.06%</text:p>
          </table:table-cell>
          <table:table-cell table:style-name="ce10" table:formula="of:=[.$B$3]+[.$B$4]*([.A45]-[.$B$2])" office:value-type="percentage" office:value="-0.760374885819299" calcext:value-type="percentage">
            <text:p>-76.04%</text:p>
          </table:table-cell>
          <table:table-cell table:style-name="ce10" table:formula="of:=[.$B$3]+[.$B$4]*([.A45]-[.$B$2])+0.5*[.$B$5]*([.A45]-[.$B$2])^2" office:value-type="percentage" office:value="1.83151168149518" calcext:value-type="percentage">
            <text:p>183.15%</text:p>
          </table:table-cell>
        </table:table-row>
        <table:table-row table:style-name="ro1">
          <table:table-cell table:formula="of:=[.A45]+[.$B$6]" office:value-type="percentage" office:value="0.38" calcext:value-type="percentage">
            <text:p>38.00%</text:p>
          </table:table-cell>
          <table:table-cell table:style-name="ce10" table:formula="of:=EXP(-[.A46]*[.$B$1])" office:value-type="percentage" office:value="0.000500451433440609" calcext:value-type="percentage">
            <text:p>0.05%</text:p>
          </table:table-cell>
          <table:table-cell table:style-name="ce10" table:formula="of:=[.$B$3]+[.$B$4]*([.A46]-[.$B$2])" office:value-type="percentage" office:value="-0.793434663463616" calcext:value-type="percentage">
            <text:p>-79.34%</text:p>
          </table:table-cell>
          <table:table-cell table:style-name="ce10" table:formula="of:=[.$B$3]+[.$B$4]*([.A46]-[.$B$2])+0.5*[.$B$5]*([.A46]-[.$B$2])^2" office:value-type="percentage" office:value="1.98689263642347" calcext:value-type="percentage">
            <text:p>198.69%</text:p>
          </table:table-cell>
        </table:table-row>
        <table:table-row table:style-name="ro1">
          <table:table-cell table:formula="of:=[.A46]+[.$B$6]" office:value-type="percentage" office:value="0.39" calcext:value-type="percentage">
            <text:p>39.00%</text:p>
          </table:table-cell>
          <table:table-cell table:style-name="ce10" table:formula="of:=EXP(-[.A47]*[.$B$1])" office:value-type="percentage" office:value="0.000409734978979785" calcext:value-type="percentage">
            <text:p>0.04%</text:p>
          </table:table-cell>
          <table:table-cell table:style-name="ce10" table:formula="of:=[.$B$3]+[.$B$4]*([.A47]-[.$B$2])" office:value-type="percentage" office:value="-0.826494441107933" calcext:value-type="percentage">
            <text:p>-82.65%</text:p>
          </table:table-cell>
          <table:table-cell table:style-name="ce10" table:formula="of:=[.$B$3]+[.$B$4]*([.A47]-[.$B$2])+0.5*[.$B$5]*([.A47]-[.$B$2])^2" office:value-type="percentage" office:value="2.14888554688063" calcext:value-type="percentage">
            <text:p>214.89%</text:p>
          </table:table-cell>
        </table:table-row>
        <table:table-row table:style-name="ro1">
          <table:table-cell table:formula="of:=[.A47]+[.$B$6]" office:value-type="percentage" office:value="0.4" calcext:value-type="percentage">
            <text:p>40.00%</text:p>
          </table:table-cell>
          <table:table-cell table:style-name="ce10" table:formula="of:=EXP(-[.A48]*[.$B$1])" office:value-type="percentage" office:value="0.000335462627902511" calcext:value-type="percentage">
            <text:p>0.03%</text:p>
          </table:table-cell>
          <table:table-cell table:style-name="ce10" table:formula="of:=[.$B$3]+[.$B$4]*([.A48]-[.$B$2])" office:value-type="percentage" office:value="-0.859554218752251" calcext:value-type="percentage">
            <text:p>-85.96%</text:p>
          </table:table-cell>
          <table:table-cell table:style-name="ce10" table:formula="of:=[.$B$3]+[.$B$4]*([.A48]-[.$B$2])+0.5*[.$B$5]*([.A48]-[.$B$2])^2" office:value-type="percentage" office:value="2.31749041286665" calcext:value-type="percentage">
            <text:p>231.75%</text:p>
          </table:table-cell>
        </table:table-row>
        <table:table-row table:style-name="ro1">
          <table:table-cell table:formula="of:=[.A48]+[.$B$6]" office:value-type="percentage" office:value="0.41" calcext:value-type="percentage">
            <text:p>41.00%</text:p>
          </table:table-cell>
          <table:table-cell table:style-name="ce10" table:formula="of:=EXP(-[.A49]*[.$B$1])" office:value-type="percentage" office:value="0.000274653569972141" calcext:value-type="percentage">
            <text:p>0.03%</text:p>
          </table:table-cell>
          <table:table-cell table:style-name="ce10" table:formula="of:=[.$B$3]+[.$B$4]*([.A49]-[.$B$2])" office:value-type="percentage" office:value="-0.892613996396568" calcext:value-type="percentage">
            <text:p>-89.26%</text:p>
          </table:table-cell>
          <table:table-cell table:style-name="ce10" table:formula="of:=[.$B$3]+[.$B$4]*([.A49]-[.$B$2])+0.5*[.$B$5]*([.A49]-[.$B$2])^2" office:value-type="percentage" office:value="2.49270723438153" calcext:value-type="percentage">
            <text:p>249.27%</text:p>
          </table:table-cell>
        </table:table-row>
        <table:table-row table:style-name="ro1">
          <table:table-cell table:formula="of:=[.A49]+[.$B$6]" office:value-type="percentage" office:value="0.42" calcext:value-type="percentage">
            <text:p>42.00%</text:p>
          </table:table-cell>
          <table:table-cell table:style-name="ce10" table:formula="of:=EXP(-[.A50]*[.$B$1])" office:value-type="percentage" office:value="0.000224867324178847" calcext:value-type="percentage">
            <text:p>0.02%</text:p>
          </table:table-cell>
          <table:table-cell table:style-name="ce10" table:formula="of:=[.$B$3]+[.$B$4]*([.A50]-[.$B$2])" office:value-type="percentage" office:value="-0.925673774040885" calcext:value-type="percentage">
            <text:p>-92.57%</text:p>
          </table:table-cell>
          <table:table-cell table:style-name="ce10" table:formula="of:=[.$B$3]+[.$B$4]*([.A50]-[.$B$2])+0.5*[.$B$5]*([.A50]-[.$B$2])^2" office:value-type="percentage" office:value="2.67453601142527" calcext:value-type="percentage">
            <text:p>267.45%</text:p>
          </table:table-cell>
        </table:table-row>
        <table:table-row table:style-name="ro1">
          <table:table-cell table:formula="of:=[.A50]+[.$B$6]" office:value-type="percentage" office:value="0.43" calcext:value-type="percentage">
            <text:p>43.00%</text:p>
          </table:table-cell>
          <table:table-cell table:style-name="ce10" table:formula="of:=EXP(-[.A51]*[.$B$1])" office:value-type="percentage" office:value="0.000184105793667578" calcext:value-type="percentage">
            <text:p>0.02%</text:p>
          </table:table-cell>
          <table:table-cell table:style-name="ce10" table:formula="of:=[.$B$3]+[.$B$4]*([.A51]-[.$B$2])" office:value-type="percentage" office:value="-0.958733551685203" calcext:value-type="percentage">
            <text:p>-95.87%</text:p>
          </table:table-cell>
          <table:table-cell table:style-name="ce10" table:formula="of:=[.$B$3]+[.$B$4]*([.A51]-[.$B$2])+0.5*[.$B$5]*([.A51]-[.$B$2])^2" office:value-type="percentage" office:value="2.86297674399788" calcext:value-type="percentage">
            <text:p>286.30%</text:p>
          </table:table-cell>
        </table:table-row>
        <table:table-row table:style-name="ro1">
          <table:table-cell table:formula="of:=[.A51]+[.$B$6]" office:value-type="percentage" office:value="0.44" calcext:value-type="percentage">
            <text:p>44.00%</text:p>
          </table:table-cell>
          <table:table-cell table:style-name="ce10" table:formula="of:=EXP(-[.A52]*[.$B$1])" office:value-type="percentage" office:value="0.000150733075095476" calcext:value-type="percentage">
            <text:p>0.02%</text:p>
          </table:table-cell>
          <table:table-cell table:style-name="ce10" table:formula="of:=[.$B$3]+[.$B$4]*([.A52]-[.$B$2])" office:value-type="percentage" office:value="-0.99179332932952" calcext:value-type="percentage">
            <text:p>-99.18%</text:p>
          </table:table-cell>
          <table:table-cell table:style-name="ce10" table:formula="of:=[.$B$3]+[.$B$4]*([.A52]-[.$B$2])+0.5*[.$B$5]*([.A52]-[.$B$2])^2" office:value-type="percentage" office:value="3.05802943209936" calcext:value-type="percentage">
            <text:p>305.80%</text:p>
          </table:table-cell>
        </table:table-row>
        <table:table-row table:style-name="ro1">
          <table:table-cell table:formula="of:=[.A52]+[.$B$6]" office:value-type="percentage" office:value="0.45" calcext:value-type="percentage">
            <text:p>45.00%</text:p>
          </table:table-cell>
          <table:table-cell table:style-name="ce10" table:formula="of:=EXP(-[.A53]*[.$B$1])" office:value-type="percentage" office:value="0.000123409804086679" calcext:value-type="percentage">
            <text:p>0.01%</text:p>
          </table:table-cell>
          <table:table-cell table:style-name="ce10" table:formula="of:=[.$B$3]+[.$B$4]*([.A53]-[.$B$2])" office:value-type="percentage" office:value="-1.02485310697384" calcext:value-type="percentage">
            <text:p>-102.49%</text:p>
          </table:table-cell>
          <table:table-cell table:style-name="ce10" table:formula="of:=[.$B$3]+[.$B$4]*([.A53]-[.$B$2])+0.5*[.$B$5]*([.A53]-[.$B$2])^2" office:value-type="percentage" office:value="3.25969407572969" calcext:value-type="percentage">
            <text:p>325.97%</text:p>
          </table:table-cell>
        </table:table-row>
        <table:table-row table:style-name="ro1">
          <table:table-cell table:formula="of:=[.A53]+[.$B$6]" office:value-type="percentage" office:value="0.46" calcext:value-type="percentage">
            <text:p>46.00%</text:p>
          </table:table-cell>
          <table:table-cell table:style-name="ce10" table:formula="of:=EXP(-[.A54]*[.$B$1])" office:value-type="percentage" office:value="0.000101039401837093" calcext:value-type="percentage">
            <text:p>0.01%</text:p>
          </table:table-cell>
          <table:table-cell table:style-name="ce10" table:formula="of:=[.$B$3]+[.$B$4]*([.A54]-[.$B$2])" office:value-type="percentage" office:value="-1.05791288461815" calcext:value-type="percentage">
            <text:p>-105.79%</text:p>
          </table:table-cell>
          <table:table-cell table:style-name="ce10" table:formula="of:=[.$B$3]+[.$B$4]*([.A54]-[.$B$2])+0.5*[.$B$5]*([.A54]-[.$B$2])^2" office:value-type="percentage" office:value="3.46797067488889" calcext:value-type="percentage">
            <text:p>346.80%</text:p>
          </table:table-cell>
        </table:table-row>
        <table:table-row table:style-name="ro1">
          <table:table-cell table:formula="of:=[.A54]+[.$B$6]" office:value-type="percentage" office:value="0.47" calcext:value-type="percentage">
            <text:p>47.00%</text:p>
          </table:table-cell>
          <table:table-cell table:style-name="ce10" table:formula="of:=EXP(-[.A55]*[.$B$1])" office:value-type="percentage" office:value="0.0000827240655566318" calcext:value-type="percentage">
            <text:p>0.01%</text:p>
          </table:table-cell>
          <table:table-cell table:style-name="ce10" table:formula="of:=[.$B$3]+[.$B$4]*([.A55]-[.$B$2])" office:value-type="percentage" office:value="-1.09097266226247" calcext:value-type="percentage">
            <text:p>-109.10%</text:p>
          </table:table-cell>
          <table:table-cell table:style-name="ce10" table:formula="of:=[.$B$3]+[.$B$4]*([.A55]-[.$B$2])+0.5*[.$B$5]*([.A55]-[.$B$2])^2" office:value-type="percentage" office:value="3.68285922957695" calcext:value-type="percentage">
            <text:p>368.29%</text:p>
          </table:table-cell>
        </table:table-row>
        <table:table-row table:style-name="ro1">
          <table:table-cell table:formula="of:=[.A55]+[.$B$6]" office:value-type="percentage" office:value="0.48" calcext:value-type="percentage">
            <text:p>48.00%</text:p>
          </table:table-cell>
          <table:table-cell table:style-name="ce10" table:formula="of:=EXP(-[.A56]*[.$B$1])" office:value-type="percentage" office:value="0.0000677287364908535" calcext:value-type="percentage">
            <text:p>0.01%</text:p>
          </table:table-cell>
          <table:table-cell table:style-name="ce10" table:formula="of:=[.$B$3]+[.$B$4]*([.A56]-[.$B$2])" office:value-type="percentage" office:value="-1.12403243990679" calcext:value-type="percentage">
            <text:p>-112.40%</text:p>
          </table:table-cell>
          <table:table-cell table:style-name="ce10" table:formula="of:=[.$B$3]+[.$B$4]*([.A56]-[.$B$2])+0.5*[.$B$5]*([.A56]-[.$B$2])^2" office:value-type="percentage" office:value="3.90435973979388" calcext:value-type="percentage">
            <text:p>390.44%</text:p>
          </table:table-cell>
        </table:table-row>
        <table:table-row table:style-name="ro1">
          <table:table-cell table:formula="of:=[.A56]+[.$B$6]" office:value-type="percentage" office:value="0.49" calcext:value-type="percentage">
            <text:p>49.00%</text:p>
          </table:table-cell>
          <table:table-cell table:style-name="ce10" table:formula="of:=EXP(-[.A57]*[.$B$1])" office:value-type="percentage" office:value="0.0000554515994321767" calcext:value-type="percentage">
            <text:p>0.01%</text:p>
          </table:table-cell>
          <table:table-cell table:style-name="ce10" table:formula="of:=[.$B$3]+[.$B$4]*([.A57]-[.$B$2])" office:value-type="percentage" office:value="-1.15709221755111" calcext:value-type="percentage">
            <text:p>-115.71%</text:p>
          </table:table-cell>
          <table:table-cell table:style-name="ce10" table:formula="of:=[.$B$3]+[.$B$4]*([.A57]-[.$B$2])+0.5*[.$B$5]*([.A57]-[.$B$2])^2" office:value-type="percentage" office:value="4.13247220553967" calcext:value-type="percentage">
            <text:p>413.25%</text:p>
          </table:table-cell>
        </table:table-row>
        <table:table-row table:style-name="ro1">
          <table:table-cell table:formula="of:=[.A57]+[.$B$6]" office:value-type="percentage" office:value="0.5" calcext:value-type="percentage">
            <text:p>50.00%</text:p>
          </table:table-cell>
          <table:table-cell table:style-name="ce10" table:formula="of:=EXP(-[.A58]*[.$B$1])" office:value-type="percentage" office:value="0.0000453999297624847" calcext:value-type="percentage">
            <text:p>0.00%</text:p>
          </table:table-cell>
          <table:table-cell table:style-name="ce10" table:formula="of:=[.$B$3]+[.$B$4]*([.A58]-[.$B$2])" office:value-type="percentage" office:value="-1.19015199519542" calcext:value-type="percentage">
            <text:p>-119.02%</text:p>
          </table:table-cell>
          <table:table-cell table:style-name="ce10" table:formula="of:=[.$B$3]+[.$B$4]*([.A58]-[.$B$2])+0.5*[.$B$5]*([.A58]-[.$B$2])^2" office:value-type="percentage" office:value="4.36719662681432" calcext:value-type="percentage">
            <text:p>436.72%</text:p>
          </table:table-cell>
        </table:table-row>
        <table:table-row table:style-name="ro1">
          <table:table-cell table:formula="of:=[.A58]+[.$B$6]" office:value-type="percentage" office:value="0.51" calcext:value-type="percentage">
            <text:p>51.00%</text:p>
          </table:table-cell>
          <table:table-cell table:style-name="ce10" table:formula="of:=EXP(-[.A59]*[.$B$1])" office:value-type="percentage" office:value="0.0000371703186841265" calcext:value-type="percentage">
            <text:p>0.00%</text:p>
          </table:table-cell>
          <table:table-cell table:style-name="ce10" table:formula="of:=[.$B$3]+[.$B$4]*([.A59]-[.$B$2])" office:value-type="percentage" office:value="-1.22321177283974" calcext:value-type="percentage">
            <text:p>-122.32%</text:p>
          </table:table-cell>
          <table:table-cell table:style-name="ce10" table:formula="of:=[.$B$3]+[.$B$4]*([.A59]-[.$B$2])+0.5*[.$B$5]*([.A59]-[.$B$2])^2" office:value-type="percentage" office:value="4.60853300361784" calcext:value-type="percentage">
            <text:p>460.85%</text:p>
          </table:table-cell>
        </table:table-row>
        <table:table-row table:style-name="ro1">
          <table:table-cell table:formula="of:=[.A59]+[.$B$6]" office:value-type="percentage" office:value="0.52" calcext:value-type="percentage">
            <text:p>52.00%</text:p>
          </table:table-cell>
          <table:table-cell table:style-name="ce10" table:formula="of:=EXP(-[.A60]*[.$B$1])" office:value-type="percentage" office:value="0.0000304324830084035" calcext:value-type="percentage">
            <text:p>0.00%</text:p>
          </table:table-cell>
          <table:table-cell table:style-name="ce10" table:formula="of:=[.$B$3]+[.$B$4]*([.A60]-[.$B$2])" office:value-type="percentage" office:value="-1.25627155048406" calcext:value-type="percentage">
            <text:p>-125.63%</text:p>
          </table:table-cell>
          <table:table-cell table:style-name="ce10" table:formula="of:=[.$B$3]+[.$B$4]*([.A60]-[.$B$2])+0.5*[.$B$5]*([.A60]-[.$B$2])^2" office:value-type="percentage" office:value="4.85648133595022" calcext:value-type="percentage">
            <text:p>485.65%</text:p>
          </table:table-cell>
        </table:table-row>
        <table:table-row table:style-name="ro1">
          <table:table-cell table:formula="of:=[.A60]+[.$B$6]" office:value-type="percentage" office:value="0.53" calcext:value-type="percentage">
            <text:p>53.00%</text:p>
          </table:table-cell>
          <table:table-cell table:style-name="ce10" table:formula="of:=EXP(-[.A61]*[.$B$1])" office:value-type="percentage" office:value="0.0000249160097315031" calcext:value-type="percentage">
            <text:p>0.00%</text:p>
          </table:table-cell>
          <table:table-cell table:style-name="ce10" table:formula="of:=[.$B$3]+[.$B$4]*([.A61]-[.$B$2])" office:value-type="percentage" office:value="-1.28933132812838" calcext:value-type="percentage">
            <text:p>-128.93%</text:p>
          </table:table-cell>
          <table:table-cell table:style-name="ce10" table:formula="of:=[.$B$3]+[.$B$4]*([.A61]-[.$B$2])+0.5*[.$B$5]*([.A61]-[.$B$2])^2" office:value-type="percentage" office:value="5.11104162381146" calcext:value-type="percentage">
            <text:p>511.10%</text:p>
          </table:table-cell>
        </table:table-row>
        <table:table-row table:style-name="ro1">
          <table:table-cell table:formula="of:=[.A61]+[.$B$6]" office:value-type="percentage" office:value="0.54" calcext:value-type="percentage">
            <text:p>54.00%</text:p>
          </table:table-cell>
          <table:table-cell table:style-name="ce10" table:formula="of:=EXP(-[.A62]*[.$B$1])" office:value-type="percentage" office:value="0.0000203995034111719" calcext:value-type="percentage">
            <text:p>0.00%</text:p>
          </table:table-cell>
          <table:table-cell table:style-name="ce10" table:formula="of:=[.$B$3]+[.$B$4]*([.A62]-[.$B$2])" office:value-type="percentage" office:value="-1.32239110577269" calcext:value-type="percentage">
            <text:p>-132.24%</text:p>
          </table:table-cell>
          <table:table-cell table:style-name="ce10" table:formula="of:=[.$B$3]+[.$B$4]*([.A62]-[.$B$2])+0.5*[.$B$5]*([.A62]-[.$B$2])^2" office:value-type="percentage" office:value="5.37221386720157" calcext:value-type="percentage">
            <text:p>537.22%</text:p>
          </table:table-cell>
        </table:table-row>
        <table:table-row table:style-name="ro1">
          <table:table-cell table:formula="of:=[.A62]+[.$B$6]" office:value-type="percentage" office:value="0.55" calcext:value-type="percentage">
            <text:p>55.00%</text:p>
          </table:table-cell>
          <table:table-cell table:style-name="ce10" table:formula="of:=EXP(-[.A63]*[.$B$1])" office:value-type="percentage" office:value="0.0000167017007902456" calcext:value-type="percentage">
            <text:p>0.00%</text:p>
          </table:table-cell>
          <table:table-cell table:style-name="ce10" table:formula="of:=[.$B$3]+[.$B$4]*([.A63]-[.$B$2])" office:value-type="percentage" office:value="-1.35545088341701" calcext:value-type="percentage">
            <text:p>-135.55%</text:p>
          </table:table-cell>
          <table:table-cell table:style-name="ce10" table:formula="of:=[.$B$3]+[.$B$4]*([.A63]-[.$B$2])+0.5*[.$B$5]*([.A63]-[.$B$2])^2" office:value-type="percentage" office:value="5.63999806612054" calcext:value-type="percentage">
            <text:p>564.00%</text:p>
          </table:table-cell>
        </table:table-row>
        <table:table-row table:style-name="ro1">
          <table:table-cell table:formula="of:=[.A63]+[.$B$6]" office:value-type="percentage" office:value="0.56" calcext:value-type="percentage">
            <text:p>56.00%</text:p>
          </table:table-cell>
          <table:table-cell table:style-name="ce10" table:formula="of:=EXP(-[.A64]*[.$B$1])" office:value-type="percentage" office:value="0.0000136741960656809" calcext:value-type="percentage">
            <text:p>0.00%</text:p>
          </table:table-cell>
          <table:table-cell table:style-name="ce10" table:formula="of:=[.$B$3]+[.$B$4]*([.A64]-[.$B$2])" office:value-type="percentage" office:value="-1.38851066106133" calcext:value-type="percentage">
            <text:p>-138.85%</text:p>
          </table:table-cell>
          <table:table-cell table:style-name="ce10" table:formula="of:=[.$B$3]+[.$B$4]*([.A64]-[.$B$2])+0.5*[.$B$5]*([.A64]-[.$B$2])^2" office:value-type="percentage" office:value="5.91439422056838" calcext:value-type="percentage">
            <text:p>591.44%</text:p>
          </table:table-cell>
        </table:table-row>
        <table:table-row table:style-name="ro1">
          <table:table-cell table:formula="of:=[.A64]+[.$B$6]" office:value-type="percentage" office:value="0.57" calcext:value-type="percentage">
            <text:p>57.00%</text:p>
          </table:table-cell>
          <table:table-cell table:style-name="ce10" table:formula="of:=EXP(-[.A65]*[.$B$1])" office:value-type="percentage" office:value="0.0000111954848425909" calcext:value-type="percentage">
            <text:p>0.00%</text:p>
          </table:table-cell>
          <table:table-cell table:style-name="ce10" table:formula="of:=[.$B$3]+[.$B$4]*([.A65]-[.$B$2])" office:value-type="percentage" office:value="-1.42157043870565" calcext:value-type="percentage">
            <text:p>-142.16%</text:p>
          </table:table-cell>
          <table:table-cell table:style-name="ce10" table:formula="of:=[.$B$3]+[.$B$4]*([.A65]-[.$B$2])+0.5*[.$B$5]*([.A65]-[.$B$2])^2" office:value-type="percentage" office:value="6.19540233054507" calcext:value-type="percentage">
            <text:p>619.54%</text:p>
          </table:table-cell>
        </table:table-row>
        <table:table-row table:style-name="ro1">
          <table:table-cell table:formula="of:=[.A65]+[.$B$6]" office:value-type="percentage" office:value="0.58" calcext:value-type="percentage">
            <text:p>58.00%</text:p>
          </table:table-cell>
          <table:table-cell table:style-name="ce10" table:formula="of:=EXP(-[.A66]*[.$B$1])" office:value-type="percentage" office:value="0.00000916608773624757" calcext:value-type="percentage">
            <text:p>0.00%</text:p>
          </table:table-cell>
          <table:table-cell table:style-name="ce10" table:formula="of:=[.$B$3]+[.$B$4]*([.A66]-[.$B$2])" office:value-type="percentage" office:value="-1.45463021634996" calcext:value-type="percentage">
            <text:p>-145.46%</text:p>
          </table:table-cell>
          <table:table-cell table:style-name="ce10" table:formula="of:=[.$B$3]+[.$B$4]*([.A66]-[.$B$2])+0.5*[.$B$5]*([.A66]-[.$B$2])^2" office:value-type="percentage" office:value="6.48302239605064" calcext:value-type="percentage">
            <text:p>648.30%</text:p>
          </table:table-cell>
        </table:table-row>
        <table:table-row table:style-name="ro1">
          <table:table-cell table:formula="of:=[.A66]+[.$B$6]" office:value-type="percentage" office:value="0.59" calcext:value-type="percentage">
            <text:p>59.00%</text:p>
          </table:table-cell>
          <table:table-cell table:style-name="ce10" table:formula="of:=EXP(-[.A67]*[.$B$1])" office:value-type="percentage" office:value="0.00000750455791507682" calcext:value-type="percentage">
            <text:p>0.00%</text:p>
          </table:table-cell>
          <table:table-cell table:style-name="ce10" table:formula="of:=[.$B$3]+[.$B$4]*([.A67]-[.$B$2])" office:value-type="percentage" office:value="-1.48768999399428" calcext:value-type="percentage">
            <text:p>-148.77%</text:p>
          </table:table-cell>
          <table:table-cell table:style-name="ce10" table:formula="of:=[.$B$3]+[.$B$4]*([.A67]-[.$B$2])+0.5*[.$B$5]*([.A67]-[.$B$2])^2" office:value-type="percentage" office:value="6.77725441708506" calcext:value-type="percentage">
            <text:p>677.73%</text:p>
          </table:table-cell>
        </table:table-row>
        <table:table-row table:style-name="ro1">
          <table:table-cell table:formula="of:=[.A67]+[.$B$6]" office:value-type="percentage" office:value="0.6" calcext:value-type="percentage">
            <text:p>60.00%</text:p>
          </table:table-cell>
          <table:table-cell table:style-name="ce10" table:formula="of:=EXP(-[.A68]*[.$B$1])" office:value-type="percentage" office:value="0.00000614421235332817" calcext:value-type="percentage">
            <text:p>0.00%</text:p>
          </table:table-cell>
          <table:table-cell table:style-name="ce10" table:formula="of:=[.$B$3]+[.$B$4]*([.A68]-[.$B$2])" office:value-type="percentage" office:value="-1.5207497716386" calcext:value-type="percentage">
            <text:p>-152.07%</text:p>
          </table:table-cell>
          <table:table-cell table:style-name="ce10" table:formula="of:=[.$B$3]+[.$B$4]*([.A68]-[.$B$2])+0.5*[.$B$5]*([.A68]-[.$B$2])^2" office:value-type="percentage" office:value="7.07809839364835" calcext:value-type="percentage">
            <text:p>707.81%</text:p>
          </table:table-cell>
        </table:table-row>
        <table:table-row table:style-name="ro1">
          <table:table-cell table:formula="of:=[.A68]+[.$B$6]" office:value-type="percentage" office:value="0.61" calcext:value-type="percentage">
            <text:p>61.00%</text:p>
          </table:table-cell>
          <table:table-cell table:style-name="ce10" table:formula="of:=EXP(-[.A69]*[.$B$1])" office:value-type="percentage" office:value="0.00000503045560711141" calcext:value-type="percentage">
            <text:p>0.00%</text:p>
          </table:table-cell>
          <table:table-cell table:style-name="ce10" table:formula="of:=[.$B$3]+[.$B$4]*([.A69]-[.$B$2])" office:value-type="percentage" office:value="-1.55380954928292" calcext:value-type="percentage">
            <text:p>-155.38%</text:p>
          </table:table-cell>
          <table:table-cell table:style-name="ce10" table:formula="of:=[.$B$3]+[.$B$4]*([.A69]-[.$B$2])+0.5*[.$B$5]*([.A69]-[.$B$2])^2" office:value-type="percentage" office:value="7.3855543257405" calcext:value-type="percentage">
            <text:p>738.56%</text:p>
          </table:table-cell>
        </table:table-row>
        <table:table-row table:style-name="ro1">
          <table:table-cell table:formula="of:=[.A69]+[.$B$6]" office:value-type="percentage" office:value="0.62" calcext:value-type="percentage">
            <text:p>62.00%</text:p>
          </table:table-cell>
          <table:table-cell table:style-name="ce10" table:formula="of:=EXP(-[.A70]*[.$B$1])" office:value-type="percentage" office:value="0.00000411858870753569" calcext:value-type="percentage">
            <text:p>0.00%</text:p>
          </table:table-cell>
          <table:table-cell table:style-name="ce10" table:formula="of:=[.$B$3]+[.$B$4]*([.A70]-[.$B$2])" office:value-type="percentage" office:value="-1.58686932692723" calcext:value-type="percentage">
            <text:p>-158.69%</text:p>
          </table:table-cell>
          <table:table-cell table:style-name="ce10" table:formula="of:=[.$B$3]+[.$B$4]*([.A70]-[.$B$2])+0.5*[.$B$5]*([.A70]-[.$B$2])^2" office:value-type="percentage" office:value="7.69962221336151" calcext:value-type="percentage">
            <text:p>769.96%</text:p>
          </table:table-cell>
        </table:table-row>
        <table:table-row table:style-name="ro1">
          <table:table-cell table:formula="of:=[.A70]+[.$B$6]" office:value-type="percentage" office:value="0.63" calcext:value-type="percentage">
            <text:p>63.00%</text:p>
          </table:table-cell>
          <table:table-cell table:style-name="ce10" table:formula="of:=EXP(-[.A71]*[.$B$1])" office:value-type="percentage" office:value="0.00000337201523413916" calcext:value-type="percentage">
            <text:p>0.00%</text:p>
          </table:table-cell>
          <table:table-cell table:style-name="ce10" table:formula="of:=[.$B$3]+[.$B$4]*([.A71]-[.$B$2])" office:value-type="percentage" office:value="-1.61992910457155" calcext:value-type="percentage">
            <text:p>-161.99%</text:p>
          </table:table-cell>
          <table:table-cell table:style-name="ce10" table:formula="of:=[.$B$3]+[.$B$4]*([.A71]-[.$B$2])+0.5*[.$B$5]*([.A71]-[.$B$2])^2" office:value-type="percentage" office:value="8.02030205651139" calcext:value-type="percentage">
            <text:p>802.03%</text:p>
          </table:table-cell>
        </table:table-row>
        <table:table-row table:style-name="ro1">
          <table:table-cell table:formula="of:=[.A71]+[.$B$6]" office:value-type="percentage" office:value="0.64" calcext:value-type="percentage">
            <text:p>64.00%</text:p>
          </table:table-cell>
          <table:table-cell table:style-name="ce10" table:formula="of:=EXP(-[.A72]*[.$B$1])" office:value-type="percentage" office:value="0.00000276077257203718" calcext:value-type="percentage">
            <text:p>0.00%</text:p>
          </table:table-cell>
          <table:table-cell table:style-name="ce10" table:formula="of:=[.$B$3]+[.$B$4]*([.A72]-[.$B$2])" office:value-type="percentage" office:value="-1.65298888221587" calcext:value-type="percentage">
            <text:p>-165.30%</text:p>
          </table:table-cell>
          <table:table-cell table:style-name="ce10" table:formula="of:=[.$B$3]+[.$B$4]*([.A72]-[.$B$2])+0.5*[.$B$5]*([.A72]-[.$B$2])^2" office:value-type="percentage" office:value="8.34759385519014" calcext:value-type="percentage">
            <text:p>834.76%</text:p>
          </table:table-cell>
        </table:table-row>
        <table:table-row table:style-name="ro1">
          <table:table-cell table:formula="of:=[.A72]+[.$B$6]" office:value-type="percentage" office:value="0.65" calcext:value-type="percentage">
            <text:p>65.00%</text:p>
          </table:table-cell>
          <table:table-cell table:style-name="ce10" table:formula="of:=EXP(-[.A73]*[.$B$1])" office:value-type="percentage" office:value="0.00000226032940698104" calcext:value-type="percentage">
            <text:p>0.00%</text:p>
          </table:table-cell>
          <table:table-cell table:style-name="ce10" table:formula="of:=[.$B$3]+[.$B$4]*([.A73]-[.$B$2])" office:value-type="percentage" office:value="-1.68604865986018" calcext:value-type="percentage">
            <text:p>-168.60%</text:p>
          </table:table-cell>
          <table:table-cell table:style-name="ce10" table:formula="of:=[.$B$3]+[.$B$4]*([.A73]-[.$B$2])+0.5*[.$B$5]*([.A73]-[.$B$2])^2" office:value-type="percentage" office:value="8.68149760939774" calcext:value-type="percentage">
            <text:p>868.15%</text:p>
          </table:table-cell>
        </table:table-row>
        <table:table-row table:style-name="ro1">
          <table:table-cell table:formula="of:=[.A73]+[.$B$6]" office:value-type="percentage" office:value="0.66" calcext:value-type="percentage">
            <text:p>66.00%</text:p>
          </table:table-cell>
          <table:table-cell table:style-name="ce10" table:formula="of:=EXP(-[.A74]*[.$B$1])" office:value-type="percentage" office:value="0.00000185060119758189" calcext:value-type="percentage">
            <text:p>0.00%</text:p>
          </table:table-cell>
          <table:table-cell table:style-name="ce10" table:formula="of:=[.$B$3]+[.$B$4]*([.A74]-[.$B$2])" office:value-type="percentage" office:value="-1.7191084375045" calcext:value-type="percentage">
            <text:p>-171.91%</text:p>
          </table:table-cell>
          <table:table-cell table:style-name="ce10" table:formula="of:=[.$B$3]+[.$B$4]*([.A74]-[.$B$2])+0.5*[.$B$5]*([.A74]-[.$B$2])^2" office:value-type="percentage" office:value="9.02201331913421" calcext:value-type="percentage">
            <text:p>902.20%</text:p>
          </table:table-cell>
        </table:table-row>
        <table:table-row table:style-name="ro1">
          <table:table-cell table:formula="of:=[.A74]+[.$B$6]" office:value-type="percentage" office:value="0.67" calcext:value-type="percentage">
            <text:p>67.00%</text:p>
          </table:table-cell>
          <table:table-cell table:style-name="ce10" table:formula="of:=EXP(-[.A75]*[.$B$1])" office:value-type="percentage" office:value="0.00000151514411214324" calcext:value-type="percentage">
            <text:p>0.00%</text:p>
          </table:table-cell>
          <table:table-cell table:style-name="ce10" table:formula="of:=[.$B$3]+[.$B$4]*([.A75]-[.$B$2])" office:value-type="percentage" office:value="-1.75216821514882" calcext:value-type="percentage">
            <text:p>-175.22%</text:p>
          </table:table-cell>
          <table:table-cell table:style-name="ce10" table:formula="of:=[.$B$3]+[.$B$4]*([.A75]-[.$B$2])+0.5*[.$B$5]*([.A75]-[.$B$2])^2" office:value-type="percentage" office:value="9.36914098439954" calcext:value-type="percentage">
            <text:p>936.91%</text:p>
          </table:table-cell>
        </table:table-row>
        <table:table-row table:style-name="ro1">
          <table:table-cell table:formula="of:=[.A75]+[.$B$6]" office:value-type="percentage" office:value="0.68" calcext:value-type="percentage">
            <text:p>68.00%</text:p>
          </table:table-cell>
          <table:table-cell table:style-name="ce10" table:formula="of:=EXP(-[.A76]*[.$B$1])" office:value-type="percentage" office:value="0.0000012404950799567" calcext:value-type="percentage">
            <text:p>0.00%</text:p>
          </table:table-cell>
          <table:table-cell table:style-name="ce10" table:formula="of:=[.$B$3]+[.$B$4]*([.A76]-[.$B$2])" office:value-type="percentage" office:value="-1.78522799279314" calcext:value-type="percentage">
            <text:p>-178.52%</text:p>
          </table:table-cell>
          <table:table-cell table:style-name="ce10" table:formula="of:=[.$B$3]+[.$B$4]*([.A76]-[.$B$2])+0.5*[.$B$5]*([.A76]-[.$B$2])^2" office:value-type="percentage" office:value="9.72288060519374" calcext:value-type="percentage">
            <text:p>972.29%</text:p>
          </table:table-cell>
        </table:table-row>
        <table:table-row table:style-name="ro1">
          <table:table-cell table:formula="of:=[.A76]+[.$B$6]" office:value-type="percentage" office:value="0.69" calcext:value-type="percentage">
            <text:p>69.00%</text:p>
          </table:table-cell>
          <table:table-cell table:style-name="ce10" table:formula="of:=EXP(-[.A77]*[.$B$1])" office:value-type="percentage" office:value="0.00000101563147100248" calcext:value-type="percentage">
            <text:p>0.00%</text:p>
          </table:table-cell>
          <table:table-cell table:style-name="ce10" table:formula="of:=[.$B$3]+[.$B$4]*([.A77]-[.$B$2])" office:value-type="percentage" office:value="-1.81828777043745" calcext:value-type="percentage">
            <text:p>-181.83%</text:p>
          </table:table-cell>
          <table:table-cell table:style-name="ce10" table:formula="of:=[.$B$3]+[.$B$4]*([.A77]-[.$B$2])+0.5*[.$B$5]*([.A77]-[.$B$2])^2" office:value-type="percentage" office:value="10.0832321815168" calcext:value-type="percentage">
            <text:p>1008.32%</text:p>
          </table:table-cell>
        </table:table-row>
        <table:table-row table:style-name="ro1">
          <table:table-cell table:formula="of:=[.A77]+[.$B$6]" office:value-type="percentage" office:value="0.7" calcext:value-type="percentage">
            <text:p>70.00%</text:p>
          </table:table-cell>
          <table:table-cell table:style-name="ce10" table:formula="of:=EXP(-[.A78]*[.$B$1])" office:value-type="percentage" office:value="0.00000083152871910356" calcext:value-type="percentage">
            <text:p>0.00%</text:p>
          </table:table-cell>
          <table:table-cell table:style-name="ce10" table:formula="of:=[.$B$3]+[.$B$4]*([.A78]-[.$B$2])" office:value-type="percentage" office:value="-1.85134754808177" calcext:value-type="percentage">
            <text:p>-185.13%</text:p>
          </table:table-cell>
          <table:table-cell table:style-name="ce10" table:formula="of:=[.$B$3]+[.$B$4]*([.A78]-[.$B$2])+0.5*[.$B$5]*([.A78]-[.$B$2])^2" office:value-type="percentage" office:value="10.4501957133687" calcext:value-type="percentage">
            <text:p>1045.02%</text:p>
          </table:table-cell>
        </table:table-row>
        <table:table-row table:style-name="ro1">
          <table:table-cell table:formula="of:=[.A78]+[.$B$6]" office:value-type="percentage" office:value="0.71" calcext:value-type="percentage">
            <text:p>71.00%</text:p>
          </table:table-cell>
          <table:table-cell table:style-name="ce10" table:formula="of:=EXP(-[.A79]*[.$B$1])" office:value-type="percentage" office:value="0.00000068079813439763" calcext:value-type="percentage">
            <text:p>0.00%</text:p>
          </table:table-cell>
          <table:table-cell table:style-name="ce10" table:formula="of:=[.$B$3]+[.$B$4]*([.A79]-[.$B$2])" office:value-type="percentage" office:value="-1.88440732572609" calcext:value-type="percentage">
            <text:p>-188.44%</text:p>
          </table:table-cell>
          <table:table-cell table:style-name="ce10" table:formula="of:=[.$B$3]+[.$B$4]*([.A79]-[.$B$2])+0.5*[.$B$5]*([.A79]-[.$B$2])^2" office:value-type="percentage" office:value="10.8237712007495" calcext:value-type="percentage">
            <text:p>1082.38%</text:p>
          </table:table-cell>
        </table:table-row>
        <table:table-row table:style-name="ro1">
          <table:table-cell table:formula="of:=[.A79]+[.$B$6]" office:value-type="percentage" office:value="0.72" calcext:value-type="percentage">
            <text:p>72.00%</text:p>
          </table:table-cell>
          <table:table-cell table:style-name="ce10" table:formula="of:=EXP(-[.A80]*[.$B$1])" office:value-type="percentage" office:value="0.00000055739036926945" calcext:value-type="percentage">
            <text:p>0.00%</text:p>
          </table:table-cell>
          <table:table-cell table:style-name="ce10" table:formula="of:=[.$B$3]+[.$B$4]*([.A80]-[.$B$2])" office:value-type="percentage" office:value="-1.91746710337041" calcext:value-type="percentage">
            <text:p>-191.75%</text:p>
          </table:table-cell>
          <table:table-cell table:style-name="ce10" table:formula="of:=[.$B$3]+[.$B$4]*([.A80]-[.$B$2])+0.5*[.$B$5]*([.A80]-[.$B$2])^2" office:value-type="percentage" office:value="11.2039586436592" calcext:value-type="percentage">
            <text:p>1120.40%</text:p>
          </table:table-cell>
        </table:table-row>
        <table:table-row table:style-name="ro1">
          <table:table-cell table:formula="of:=[.A80]+[.$B$6]" office:value-type="percentage" office:value="0.73" calcext:value-type="percentage">
            <text:p>73.00%</text:p>
          </table:table-cell>
          <table:table-cell table:style-name="ce10" table:formula="of:=EXP(-[.A81]*[.$B$1])" office:value-type="percentage" office:value="0.0000004563526367904" calcext:value-type="percentage">
            <text:p>0.00%</text:p>
          </table:table-cell>
          <table:table-cell table:style-name="ce10" table:formula="of:=[.$B$3]+[.$B$4]*([.A81]-[.$B$2])" office:value-type="percentage" office:value="-1.95052688101472" calcext:value-type="percentage">
            <text:p>-195.05%</text:p>
          </table:table-cell>
          <table:table-cell table:style-name="ce10" table:formula="of:=[.$B$3]+[.$B$4]*([.A81]-[.$B$2])+0.5*[.$B$5]*([.A81]-[.$B$2])^2" office:value-type="percentage" office:value="11.5907580420977" calcext:value-type="percentage">
            <text:p>1159.08%</text:p>
          </table:table-cell>
        </table:table-row>
        <table:table-row table:style-name="ro1">
          <table:table-cell table:formula="of:=[.A81]+[.$B$6]" office:value-type="percentage" office:value="0.74" calcext:value-type="percentage">
            <text:p>74.00%</text:p>
          </table:table-cell>
          <table:table-cell table:style-name="ce10" table:formula="of:=EXP(-[.A82]*[.$B$1])" office:value-type="percentage" office:value="0.00000037362993798852" calcext:value-type="percentage">
            <text:p>0.00%</text:p>
          </table:table-cell>
          <table:table-cell table:style-name="ce10" table:formula="of:=[.$B$3]+[.$B$4]*([.A82]-[.$B$2])" office:value-type="percentage" office:value="-1.98358665865904" calcext:value-type="percentage">
            <text:p>-198.36%</text:p>
          </table:table-cell>
          <table:table-cell table:style-name="ce10" table:formula="of:=[.$B$3]+[.$B$4]*([.A82]-[.$B$2])+0.5*[.$B$5]*([.A82]-[.$B$2])^2" office:value-type="percentage" office:value="11.984169396065" calcext:value-type="percentage">
            <text:p>1198.42%</text:p>
          </table:table-cell>
        </table:table-row>
        <table:table-row table:style-name="ro1">
          <table:table-cell table:formula="of:=[.A82]+[.$B$6]" office:value-type="percentage" office:value="0.75" calcext:value-type="percentage">
            <text:p>75.00%</text:p>
          </table:table-cell>
          <table:table-cell table:style-name="ce10" table:formula="of:=EXP(-[.A83]*[.$B$1])" office:value-type="percentage" office:value="0.00000030590232050182" calcext:value-type="percentage">
            <text:p>0.00%</text:p>
          </table:table-cell>
          <table:table-cell table:style-name="ce10" table:formula="of:=[.$B$3]+[.$B$4]*([.A83]-[.$B$2])" office:value-type="percentage" office:value="-2.01664643630336" calcext:value-type="percentage">
            <text:p>-201.66%</text:p>
          </table:table-cell>
          <table:table-cell table:style-name="ce10" table:formula="of:=[.$B$3]+[.$B$4]*([.A83]-[.$B$2])+0.5*[.$B$5]*([.A83]-[.$B$2])^2" office:value-type="percentage" office:value="12.3841927055613" calcext:value-type="percentage">
            <text:p>1238.42%</text:p>
          </table:table-cell>
        </table:table-row>
        <table:table-row table:style-name="ro1">
          <table:table-cell table:formula="of:=[.A83]+[.$B$6]" office:value-type="percentage" office:value="0.760000000000001" calcext:value-type="percentage">
            <text:p>76.00%</text:p>
          </table:table-cell>
          <table:table-cell table:style-name="ce10" table:formula="of:=EXP(-[.A84]*[.$B$1])" office:value-type="percentage" office:value="0.00000025045163723276" calcext:value-type="percentage">
            <text:p>0.00%</text:p>
          </table:table-cell>
          <table:table-cell table:style-name="ce10" table:formula="of:=[.$B$3]+[.$B$4]*([.A84]-[.$B$2])" office:value-type="percentage" office:value="-2.04970621394768" calcext:value-type="percentage">
            <text:p>-204.97%</text:p>
          </table:table-cell>
          <table:table-cell table:style-name="ce10" table:formula="of:=[.$B$3]+[.$B$4]*([.A84]-[.$B$2])+0.5*[.$B$5]*([.A84]-[.$B$2])^2" office:value-type="percentage" office:value="12.7908279705864" calcext:value-type="percentage">
            <text:p>1279.08%</text:p>
          </table:table-cell>
        </table:table-row>
        <table:table-row table:style-name="ro1">
          <table:table-cell table:formula="of:=[.A84]+[.$B$6]" office:value-type="percentage" office:value="0.770000000000001" calcext:value-type="percentage">
            <text:p>77.00%</text:p>
          </table:table-cell>
          <table:table-cell table:style-name="ce10" table:formula="of:=EXP(-[.A85]*[.$B$1])" office:value-type="percentage" office:value="0.00000020505245756119" calcext:value-type="percentage">
            <text:p>0.00%</text:p>
          </table:table-cell>
          <table:table-cell table:style-name="ce10" table:formula="of:=[.$B$3]+[.$B$4]*([.A85]-[.$B$2])" office:value-type="percentage" office:value="-2.08276599159199" calcext:value-type="percentage">
            <text:p>-208.28%</text:p>
          </table:table-cell>
          <table:table-cell table:style-name="ce10" table:formula="of:=[.$B$3]+[.$B$4]*([.A85]-[.$B$2])+0.5*[.$B$5]*([.A85]-[.$B$2])^2" office:value-type="percentage" office:value="13.2040751911404" calcext:value-type="percentage">
            <text:p>1320.41%</text:p>
          </table:table-cell>
        </table:table-row>
        <table:table-row table:style-name="ro1">
          <table:table-cell table:formula="of:=[.A85]+[.$B$6]" office:value-type="percentage" office:value="0.780000000000001" calcext:value-type="percentage">
            <text:p>78.00%</text:p>
          </table:table-cell>
          <table:table-cell table:style-name="ce10" table:formula="of:=EXP(-[.A86]*[.$B$1])" office:value-type="percentage" office:value="0.00000016788275299956" calcext:value-type="percentage">
            <text:p>0.00%</text:p>
          </table:table-cell>
          <table:table-cell table:style-name="ce10" table:formula="of:=[.$B$3]+[.$B$4]*([.A86]-[.$B$2])" office:value-type="percentage" office:value="-2.11582576923631" calcext:value-type="percentage">
            <text:p>-211.58%</text:p>
          </table:table-cell>
          <table:table-cell table:style-name="ce10" table:formula="of:=[.$B$3]+[.$B$4]*([.A86]-[.$B$2])+0.5*[.$B$5]*([.A86]-[.$B$2])^2" office:value-type="percentage" office:value="13.6239343672232" calcext:value-type="percentage">
            <text:p>1362.39%</text:p>
          </table:table-cell>
        </table:table-row>
        <table:table-row table:style-name="ro1">
          <table:table-cell table:formula="of:=[.A86]+[.$B$6]" office:value-type="percentage" office:value="0.790000000000001" calcext:value-type="percentage">
            <text:p>79.00%</text:p>
          </table:table-cell>
          <table:table-cell table:style-name="ce10" table:formula="of:=EXP(-[.A87]*[.$B$1])" office:value-type="percentage" office:value="0.00000013745077279214" calcext:value-type="percentage">
            <text:p>0.00%</text:p>
          </table:table-cell>
          <table:table-cell table:style-name="ce10" table:formula="of:=[.$B$3]+[.$B$4]*([.A87]-[.$B$2])" office:value-type="percentage" office:value="-2.14888554688063" calcext:value-type="percentage">
            <text:p>-214.89%</text:p>
          </table:table-cell>
          <table:table-cell table:style-name="ce10" table:formula="of:=[.$B$3]+[.$B$4]*([.A87]-[.$B$2])+0.5*[.$B$5]*([.A87]-[.$B$2])^2" office:value-type="percentage" office:value="14.0504054988349" calcext:value-type="percentage">
            <text:p>1405.04%</text:p>
          </table:table-cell>
        </table:table-row>
        <table:table-row table:style-name="ro1">
          <table:table-cell table:formula="of:=[.A87]+[.$B$6]" office:value-type="percentage" office:value="0.800000000000001" calcext:value-type="percentage">
            <text:p>80.00%</text:p>
          </table:table-cell>
          <table:table-cell table:style-name="ce10" table:formula="of:=EXP(-[.A88]*[.$B$1])" office:value-type="percentage" office:value="0.00000011253517471926" calcext:value-type="percentage">
            <text:p>0.00%</text:p>
          </table:table-cell>
          <table:table-cell table:style-name="ce10" table:formula="of:=[.$B$3]+[.$B$4]*([.A88]-[.$B$2])" office:value-type="percentage" office:value="-2.18194532452494" calcext:value-type="percentage">
            <text:p>-218.19%</text:p>
          </table:table-cell>
          <table:table-cell table:style-name="ce10" table:formula="of:=[.$B$3]+[.$B$4]*([.A88]-[.$B$2])+0.5*[.$B$5]*([.A88]-[.$B$2])^2" office:value-type="percentage" office:value="14.4834885859754" calcext:value-type="percentage">
            <text:p>1448.35%</text:p>
          </table:table-cell>
        </table:table-row>
        <table:table-row table:style-name="ro1">
          <table:table-cell table:formula="of:=[.A88]+[.$B$6]" office:value-type="percentage" office:value="0.810000000000001" calcext:value-type="percentage">
            <text:p>81.00%</text:p>
          </table:table-cell>
          <table:table-cell table:style-name="ce10" table:formula="of:=EXP(-[.A89]*[.$B$1])" office:value-type="percentage" office:value="0.00000009213600834566" calcext:value-type="percentage">
            <text:p>0.00%</text:p>
          </table:table-cell>
          <table:table-cell table:style-name="ce10" table:formula="of:=[.$B$3]+[.$B$4]*([.A89]-[.$B$2])" office:value-type="percentage" office:value="-2.21500510216926" calcext:value-type="percentage">
            <text:p>-221.50%</text:p>
          </table:table-cell>
          <table:table-cell table:style-name="ce10" table:formula="of:=[.$B$3]+[.$B$4]*([.A89]-[.$B$2])+0.5*[.$B$5]*([.A89]-[.$B$2])^2" office:value-type="percentage" office:value="14.9231836286449" calcext:value-type="percentage">
            <text:p>1492.32%</text:p>
          </table:table-cell>
        </table:table-row>
        <table:table-row table:style-name="ro1">
          <table:table-cell table:formula="of:=[.A89]+[.$B$6]" office:value-type="percentage" office:value="0.820000000000001" calcext:value-type="percentage">
            <text:p>82.00%</text:p>
          </table:table-cell>
          <table:table-cell table:style-name="ce10" table:formula="of:=EXP(-[.A90]*[.$B$1])" office:value-type="percentage" office:value="0.00000007543458349844" calcext:value-type="percentage">
            <text:p>0.00%</text:p>
          </table:table-cell>
          <table:table-cell table:style-name="ce10" table:formula="of:=[.$B$3]+[.$B$4]*([.A90]-[.$B$2])" office:value-type="percentage" office:value="-2.24806487981358" calcext:value-type="percentage">
            <text:p>-224.81%</text:p>
          </table:table-cell>
          <table:table-cell table:style-name="ce10" table:formula="of:=[.$B$3]+[.$B$4]*([.A90]-[.$B$2])+0.5*[.$B$5]*([.A90]-[.$B$2])^2" office:value-type="percentage" office:value="15.3694906268431" calcext:value-type="percentage">
            <text:p>1536.95%</text:p>
          </table:table-cell>
        </table:table-row>
        <table:table-row table:style-name="ro1">
          <table:table-cell table:formula="of:=[.A90]+[.$B$6]" office:value-type="percentage" office:value="0.830000000000001" calcext:value-type="percentage">
            <text:p>83.00%</text:p>
          </table:table-cell>
          <table:table-cell table:style-name="ce10" table:formula="of:=EXP(-[.A91]*[.$B$1])" office:value-type="percentage" office:value="0.0000000617606133558" calcext:value-type="percentage">
            <text:p>0.00%</text:p>
          </table:table-cell>
          <table:table-cell table:style-name="ce10" table:formula="of:=[.$B$3]+[.$B$4]*([.A91]-[.$B$2])" office:value-type="percentage" office:value="-2.2811246574579" calcext:value-type="percentage">
            <text:p>-228.11%</text:p>
          </table:table-cell>
          <table:table-cell table:style-name="ce10" table:formula="of:=[.$B$3]+[.$B$4]*([.A91]-[.$B$2])+0.5*[.$B$5]*([.A91]-[.$B$2])^2" office:value-type="percentage" office:value="15.8224095805703" calcext:value-type="percentage">
            <text:p>1582.24%</text:p>
          </table:table-cell>
        </table:table-row>
        <table:table-row table:style-name="ro1">
          <table:table-cell table:formula="of:=[.A91]+[.$B$6]" office:value-type="percentage" office:value="0.840000000000001" calcext:value-type="percentage">
            <text:p>84.00%</text:p>
          </table:table-cell>
          <table:table-cell table:style-name="ce10" table:formula="of:=EXP(-[.A92]*[.$B$1])" office:value-type="percentage" office:value="0.00000005056531348335" calcext:value-type="percentage">
            <text:p>0.00%</text:p>
          </table:table-cell>
          <table:table-cell table:style-name="ce10" table:formula="of:=[.$B$3]+[.$B$4]*([.A92]-[.$B$2])" office:value-type="percentage" office:value="-2.31418443510221" calcext:value-type="percentage">
            <text:p>-231.42%</text:p>
          </table:table-cell>
          <table:table-cell table:style-name="ce10" table:formula="of:=[.$B$3]+[.$B$4]*([.A92]-[.$B$2])+0.5*[.$B$5]*([.A92]-[.$B$2])^2" office:value-type="percentage" office:value="16.2819404898263" calcext:value-type="percentage">
            <text:p>1628.19%</text:p>
          </table:table-cell>
        </table:table-row>
        <table:table-row table:style-name="ro1">
          <table:table-cell table:formula="of:=[.A92]+[.$B$6]" office:value-type="percentage" office:value="0.850000000000001" calcext:value-type="percentage">
            <text:p>85.00%</text:p>
          </table:table-cell>
          <table:table-cell table:style-name="ce10" table:formula="of:=EXP(-[.A93]*[.$B$1])" office:value-type="percentage" office:value="0.00000004139937718785" calcext:value-type="percentage">
            <text:p>0.00%</text:p>
          </table:table-cell>
          <table:table-cell table:style-name="ce10" table:formula="of:=[.$B$3]+[.$B$4]*([.A93]-[.$B$2])" office:value-type="percentage" office:value="-2.34724421274653" calcext:value-type="percentage">
            <text:p>-234.72%</text:p>
          </table:table-cell>
          <table:table-cell table:style-name="ce10" table:formula="of:=[.$B$3]+[.$B$4]*([.A93]-[.$B$2])+0.5*[.$B$5]*([.A93]-[.$B$2])^2" office:value-type="percentage" office:value="16.7480833546112" calcext:value-type="percentage">
            <text:p>1674.81%</text:p>
          </table:table-cell>
        </table:table-row>
        <table:table-row table:style-name="ro1">
          <table:table-cell table:formula="of:=[.A93]+[.$B$6]" office:value-type="percentage" office:value="0.860000000000001" calcext:value-type="percentage">
            <text:p>86.00%</text:p>
          </table:table-cell>
          <table:table-cell table:style-name="ce10" table:formula="of:=EXP(-[.A94]*[.$B$1])" office:value-type="percentage" office:value="0.00000003389494326197" calcext:value-type="percentage">
            <text:p>0.00%</text:p>
          </table:table-cell>
          <table:table-cell table:style-name="ce10" table:formula="of:=[.$B$3]+[.$B$4]*([.A94]-[.$B$2])" office:value-type="percentage" office:value="-2.38030399039085" calcext:value-type="percentage">
            <text:p>-238.03%</text:p>
          </table:table-cell>
          <table:table-cell table:style-name="ce10" table:formula="of:=[.$B$3]+[.$B$4]*([.A94]-[.$B$2])+0.5*[.$B$5]*([.A94]-[.$B$2])^2" office:value-type="percentage" office:value="17.2208381749249" calcext:value-type="percentage">
            <text:p>1722.08%</text:p>
          </table:table-cell>
        </table:table-row>
        <table:table-row table:style-name="ro1">
          <table:table-cell table:formula="of:=[.A94]+[.$B$6]" office:value-type="percentage" office:value="0.870000000000001" calcext:value-type="percentage">
            <text:p>87.00%</text:p>
          </table:table-cell>
          <table:table-cell table:style-name="ce10" table:formula="of:=EXP(-[.A95]*[.$B$1])" office:value-type="percentage" office:value="0.00000002775083242241" calcext:value-type="percentage">
            <text:p>0.00%</text:p>
          </table:table-cell>
          <table:table-cell table:style-name="ce10" table:formula="of:=[.$B$3]+[.$B$4]*([.A95]-[.$B$2])" office:value-type="percentage" office:value="-2.41336376803517" calcext:value-type="percentage">
            <text:p>-241.34%</text:p>
          </table:table-cell>
          <table:table-cell table:style-name="ce10" table:formula="of:=[.$B$3]+[.$B$4]*([.A95]-[.$B$2])+0.5*[.$B$5]*([.A95]-[.$B$2])^2" office:value-type="percentage" office:value="17.7002049507675" calcext:value-type="percentage">
            <text:p>1770.02%</text:p>
          </table:table-cell>
        </table:table-row>
        <table:table-row table:style-name="ro1">
          <table:table-cell table:formula="of:=[.A95]+[.$B$6]" office:value-type="percentage" office:value="0.880000000000001" calcext:value-type="percentage">
            <text:p>88.00%</text:p>
          </table:table-cell>
          <table:table-cell table:style-name="ce10" table:formula="of:=EXP(-[.A96]*[.$B$1])" office:value-type="percentage" office:value="0.00000002272045992774" calcext:value-type="percentage">
            <text:p>0.00%</text:p>
          </table:table-cell>
          <table:table-cell table:style-name="ce10" table:formula="of:=[.$B$3]+[.$B$4]*([.A96]-[.$B$2])" office:value-type="percentage" office:value="-2.44642354567948" calcext:value-type="percentage">
            <text:p>-244.64%</text:p>
          </table:table-cell>
          <table:table-cell table:style-name="ce10" table:formula="of:=[.$B$3]+[.$B$4]*([.A96]-[.$B$2])+0.5*[.$B$5]*([.A96]-[.$B$2])^2" office:value-type="percentage" office:value="18.186183682139" calcext:value-type="percentage">
            <text:p>1818.62%</text:p>
          </table:table-cell>
        </table:table-row>
        <table:table-row table:style-name="ro1">
          <table:table-cell table:formula="of:=[.A96]+[.$B$6]" office:value-type="percentage" office:value="0.890000000000001" calcext:value-type="percentage">
            <text:p>89.00%</text:p>
          </table:table-cell>
          <table:table-cell table:style-name="ce10" table:formula="of:=EXP(-[.A97]*[.$B$1])" office:value-type="percentage" office:value="0.00000001860193926692" calcext:value-type="percentage">
            <text:p>0.00%</text:p>
          </table:table-cell>
          <table:table-cell table:style-name="ce10" table:formula="of:=[.$B$3]+[.$B$4]*([.A97]-[.$B$2])" office:value-type="percentage" office:value="-2.4794833233238" calcext:value-type="percentage">
            <text:p>-247.95%</text:p>
          </table:table-cell>
          <table:table-cell table:style-name="ce10" table:formula="of:=[.$B$3]+[.$B$4]*([.A97]-[.$B$2])+0.5*[.$B$5]*([.A97]-[.$B$2])^2" office:value-type="percentage" office:value="18.6787743690393" calcext:value-type="percentage">
            <text:p>1867.88%</text:p>
          </table:table-cell>
        </table:table-row>
        <table:table-row table:style-name="ro1">
          <table:table-cell table:formula="of:=[.A97]+[.$B$6]" office:value-type="percentage" office:value="0.900000000000001" calcext:value-type="percentage">
            <text:p>90.00%</text:p>
          </table:table-cell>
          <table:table-cell table:style-name="ce10" table:formula="of:=EXP(-[.A98]*[.$B$1])" office:value-type="percentage" office:value="0.00000001522997974471" calcext:value-type="percentage">
            <text:p>0.00%</text:p>
          </table:table-cell>
          <table:table-cell table:style-name="ce10" table:formula="of:=[.$B$3]+[.$B$4]*([.A98]-[.$B$2])" office:value-type="percentage" office:value="-2.51254310096812" calcext:value-type="percentage">
            <text:p>-251.25%</text:p>
          </table:table-cell>
          <table:table-cell table:style-name="ce10" table:formula="of:=[.$B$3]+[.$B$4]*([.A98]-[.$B$2])+0.5*[.$B$5]*([.A98]-[.$B$2])^2" office:value-type="percentage" office:value="19.1779770114685" calcext:value-type="percentage">
            <text:p>1917.80%</text:p>
          </table:table-cell>
        </table:table-row>
        <table:table-row table:style-name="ro1">
          <table:table-cell table:formula="of:=[.A98]+[.$B$6]" office:value-type="percentage" office:value="0.910000000000001" calcext:value-type="percentage">
            <text:p>91.00%</text:p>
          </table:table-cell>
          <table:table-cell table:style-name="ce10" table:formula="of:=EXP(-[.A99]*[.$B$1])" office:value-type="percentage" office:value="0.00000001246925278575" calcext:value-type="percentage">
            <text:p>0.00%</text:p>
          </table:table-cell>
          <table:table-cell table:style-name="ce10" table:formula="of:=[.$B$3]+[.$B$4]*([.A99]-[.$B$2])" office:value-type="percentage" office:value="-2.54560287861244" calcext:value-type="percentage">
            <text:p>-254.56%</text:p>
          </table:table-cell>
          <table:table-cell table:style-name="ce10" table:formula="of:=[.$B$3]+[.$B$4]*([.A99]-[.$B$2])+0.5*[.$B$5]*([.A99]-[.$B$2])^2" office:value-type="percentage" office:value="19.6837916094266" calcext:value-type="percentage">
            <text:p>1968.38%</text:p>
          </table:table-cell>
        </table:table-row>
        <table:table-row table:style-name="ro1">
          <table:table-cell table:formula="of:=[.A99]+[.$B$6]" office:value-type="percentage" office:value="0.920000000000001" calcext:value-type="percentage">
            <text:p>92.00%</text:p>
          </table:table-cell>
          <table:table-cell table:style-name="ce10" table:formula="of:=EXP(-[.A100]*[.$B$1])" office:value-type="percentage" office:value="0.0000000102089607236" calcext:value-type="percentage">
            <text:p>0.00%</text:p>
          </table:table-cell>
          <table:table-cell table:style-name="ce10" table:formula="of:=[.$B$3]+[.$B$4]*([.A100]-[.$B$2])" office:value-type="percentage" office:value="-2.57866265625675" calcext:value-type="percentage">
            <text:p>-257.87%</text:p>
          </table:table-cell>
          <table:table-cell table:style-name="ce10" table:formula="of:=[.$B$3]+[.$B$4]*([.A100]-[.$B$2])+0.5*[.$B$5]*([.A100]-[.$B$2])^2" office:value-type="percentage" office:value="20.1962181629135" calcext:value-type="percentage">
            <text:p>2019.62%</text:p>
          </table:table-cell>
        </table:table-row>
        <table:table-row table:style-name="ro1">
          <table:table-cell table:formula="of:=[.A100]+[.$B$6]" office:value-type="percentage" office:value="0.930000000000001" calcext:value-type="percentage">
            <text:p>93.00%</text:p>
          </table:table-cell>
          <table:table-cell table:style-name="ce10" table:formula="of:=EXP(-[.A101]*[.$B$1])" office:value-type="percentage" office:value="0.00000000835839010137" calcext:value-type="percentage">
            <text:p>0.00%</text:p>
          </table:table-cell>
          <table:table-cell table:style-name="ce10" table:formula="of:=[.$B$3]+[.$B$4]*([.A101]-[.$B$2])" office:value-type="percentage" office:value="-2.61172243390107" calcext:value-type="percentage">
            <text:p>-261.17%</text:p>
          </table:table-cell>
          <table:table-cell table:style-name="ce10" table:formula="of:=[.$B$3]+[.$B$4]*([.A101]-[.$B$2])+0.5*[.$B$5]*([.A101]-[.$B$2])^2" office:value-type="percentage" office:value="20.7152566719293" calcext:value-type="percentage">
            <text:p>2071.53%</text:p>
          </table:table-cell>
        </table:table-row>
        <table:table-row table:style-name="ro1">
          <table:table-cell table:formula="of:=[.A101]+[.$B$6]" office:value-type="percentage" office:value="0.940000000000001" calcext:value-type="percentage">
            <text:p>94.00%</text:p>
          </table:table-cell>
          <table:table-cell table:style-name="ce10" table:formula="of:=EXP(-[.A102]*[.$B$1])" office:value-type="percentage" office:value="0.00000000684327102222" calcext:value-type="percentage">
            <text:p>0.00%</text:p>
          </table:table-cell>
          <table:table-cell table:style-name="ce10" table:formula="of:=[.$B$3]+[.$B$4]*([.A102]-[.$B$2])" office:value-type="percentage" office:value="-2.64478221154539" calcext:value-type="percentage">
            <text:p>-264.48%</text:p>
          </table:table-cell>
          <table:table-cell table:style-name="ce10" table:formula="of:=[.$B$3]+[.$B$4]*([.A102]-[.$B$2])+0.5*[.$B$5]*([.A102]-[.$B$2])^2" office:value-type="percentage" office:value="21.2409071364739" calcext:value-type="percentage">
            <text:p>2124.09%</text:p>
          </table:table-cell>
        </table:table-row>
        <table:table-row table:style-name="ro1">
          <table:table-cell table:formula="of:=[.A102]+[.$B$6]" office:value-type="percentage" office:value="0.950000000000001" calcext:value-type="percentage">
            <text:p>95.00%</text:p>
          </table:table-cell>
          <table:table-cell table:style-name="ce10" table:formula="of:=EXP(-[.A103]*[.$B$1])" office:value-type="percentage" office:value="0.00000000560279643754" calcext:value-type="percentage">
            <text:p>0.00%</text:p>
          </table:table-cell>
          <table:table-cell table:style-name="ce10" table:formula="of:=[.$B$3]+[.$B$4]*([.A103]-[.$B$2])" office:value-type="percentage" office:value="-2.6778419891897" calcext:value-type="percentage">
            <text:p>-267.78%</text:p>
          </table:table-cell>
          <table:table-cell table:style-name="ce10" table:formula="of:=[.$B$3]+[.$B$4]*([.A103]-[.$B$2])+0.5*[.$B$5]*([.A103]-[.$B$2])^2" office:value-type="percentage" office:value="21.7731695565474" calcext:value-type="percentage">
            <text:p>2177.32%</text:p>
          </table:table-cell>
        </table:table-row>
        <table:table-row table:style-name="ro1">
          <table:table-cell table:formula="of:=[.A103]+[.$B$6]" office:value-type="percentage" office:value="0.960000000000001" calcext:value-type="percentage">
            <text:p>96.00%</text:p>
          </table:table-cell>
          <table:table-cell table:style-name="ce10" table:formula="of:=EXP(-[.A104]*[.$B$1])" office:value-type="percentage" office:value="0.00000000458718174665" calcext:value-type="percentage">
            <text:p>0.00%</text:p>
          </table:table-cell>
          <table:table-cell table:style-name="ce10" table:formula="of:=[.$B$3]+[.$B$4]*([.A104]-[.$B$2])" office:value-type="percentage" office:value="-2.71090176683402" calcext:value-type="percentage">
            <text:p>-271.09%</text:p>
          </table:table-cell>
          <table:table-cell table:style-name="ce10" table:formula="of:=[.$B$3]+[.$B$4]*([.A104]-[.$B$2])+0.5*[.$B$5]*([.A104]-[.$B$2])^2" office:value-type="percentage" office:value="22.3120439321498" calcext:value-type="percentage">
            <text:p>2231.20%</text:p>
          </table:table-cell>
        </table:table-row>
        <table:table-row table:style-name="ro1">
          <table:table-cell table:formula="of:=[.A104]+[.$B$6]" office:value-type="percentage" office:value="0.970000000000001" calcext:value-type="percentage">
            <text:p>97.00%</text:p>
          </table:table-cell>
          <table:table-cell table:style-name="ce10" table:formula="of:=EXP(-[.A105]*[.$B$1])" office:value-type="percentage" office:value="0.00000000375566676594" calcext:value-type="percentage">
            <text:p>0.00%</text:p>
          </table:table-cell>
          <table:table-cell table:style-name="ce10" table:formula="of:=[.$B$3]+[.$B$4]*([.A105]-[.$B$2])" office:value-type="percentage" office:value="-2.74396154447834" calcext:value-type="percentage">
            <text:p>-274.40%</text:p>
          </table:table-cell>
          <table:table-cell table:style-name="ce10" table:formula="of:=[.$B$3]+[.$B$4]*([.A105]-[.$B$2])+0.5*[.$B$5]*([.A105]-[.$B$2])^2" office:value-type="percentage" office:value="22.857530263281" calcext:value-type="percentage">
            <text:p>2285.75%</text:p>
          </table:table-cell>
        </table:table-row>
        <table:table-row table:style-name="ro1">
          <table:table-cell table:formula="of:=[.A105]+[.$B$6]" office:value-type="percentage" office:value="0.980000000000001" calcext:value-type="percentage">
            <text:p>98.00%</text:p>
          </table:table-cell>
          <table:table-cell table:style-name="ce10" table:formula="of:=EXP(-[.A106]*[.$B$1])" office:value-type="percentage" office:value="0.00000000307487987959" calcext:value-type="percentage">
            <text:p>0.00%</text:p>
          </table:table-cell>
          <table:table-cell table:style-name="ce10" table:formula="of:=[.$B$3]+[.$B$4]*([.A106]-[.$B$2])" office:value-type="percentage" office:value="-2.77702132212266" calcext:value-type="percentage">
            <text:p>-277.70%</text:p>
          </table:table-cell>
          <table:table-cell table:style-name="ce10" table:formula="of:=[.$B$3]+[.$B$4]*([.A106]-[.$B$2])+0.5*[.$B$5]*([.A106]-[.$B$2])^2" office:value-type="percentage" office:value="23.4096285499411" calcext:value-type="percentage">
            <text:p>2340.96%</text:p>
          </table:table-cell>
        </table:table-row>
        <table:table-row table:style-name="ro1">
          <table:table-cell table:formula="of:=[.A106]+[.$B$6]" office:value-type="percentage" office:value="0.990000000000001" calcext:value-type="percentage">
            <text:p>99.00%</text:p>
          </table:table-cell>
          <table:table-cell table:style-name="ce10" table:formula="of:=EXP(-[.A107]*[.$B$1])" office:value-type="percentage" office:value="0.00000000251749871944" calcext:value-type="percentage">
            <text:p>0.00%</text:p>
          </table:table-cell>
          <table:table-cell table:style-name="ce10" table:formula="of:=[.$B$3]+[.$B$4]*([.A107]-[.$B$2])" office:value-type="percentage" office:value="-2.81008109976697" calcext:value-type="percentage">
            <text:p>-281.01%</text:p>
          </table:table-cell>
          <table:table-cell table:style-name="ce10" table:formula="of:=[.$B$3]+[.$B$4]*([.A107]-[.$B$2])+0.5*[.$B$5]*([.A107]-[.$B$2])^2" office:value-type="percentage" office:value="23.9683387921301" calcext:value-type="percentage">
            <text:p>2396.83%</text:p>
          </table:table-cell>
        </table:table-row>
        <table:table-row table:style-name="ro1" table:number-rows-repeated="33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WenQuanYi Micro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3" number:min-decimal-places="3" number:min-integer-digits="1"/>
      <number:text>%</number:text>
    </number:percentage-style>
    <number:percentage-style style:name="N130">
      <number:number number:decimal-places="4" number:min-decimal-places="4" number:min-integer-digits="1"/>
      <number:text>%</number:text>
    </number:percentage-style>
    <number:percentage-style style:name="N131">
      <number:number number:decimal-places="5" number:min-decimal-places="5" number:min-integer-digits="1"/>
      <number:text>%</number:text>
    </number:percentage-style>
    <number:number-style style:name="N132">
      <number:number number:decimal-places="3" number:min-decimal-places="3" number:min-integer-digits="1" number:grouping="true"/>
    </number:number-style>
    <number:number-style style:name="N133">
      <number:number number:decimal-places="4" number:min-decimal-places="4" number:min-integer-digits="1" number:grouping="true"/>
    </number:number-style>
    <number:number-style style:name="N134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8">00/00/0000</text:date>, <text:time style:data-style-name="N2" text:time-value="20:11:48.1559866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7T18:07:40.153874985</meta:creation-date>
    <meta:generator>LibreOffice/7.5.3.2$Linux_AARCH64 LibreOffice_project/50$Build-2</meta:generator>
    <dc:date>2023-06-18T20:35:26.130487043</dc:date>
    <meta:editing-duration>PT1H45M8S</meta:editing-duration>
    <meta:editing-cycles>7</meta:editing-cycles>
    <meta:document-statistic meta:table-count="2" meta:cell-count="46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.015" chart:maximum="0.025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stroke="dash" draw:stroke-dash="Double_20_Dash_20__28_Rounded_29_" svg:stroke-color="#b3b3b3" svg:stroke-linecap="roun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3.873cm" style:legend-expansion="high" chart:style-name="ch2"/>
        <chart:plot-area chart:style-name="ch3" table:cell-range-address="boostrapping.B2:boostrapping.B6 boostrapping.E1:boostrapping.F6" chart:data-source-has-labels="both" svg:x="0.32cm" svg:y="0.18cm" svg:width="12.349cm" svg:height="8.64cm">
          <chart:coordinate-region svg:x="1.497cm" svg:y="0.419cm" svg:width="10.853cm" svg:height="7.675cm"/>
          <chart:axis chart:dimension="x" chart:name="primary-x" chart:style-name="ch4" chartooo:axis-type="text">
            <chart:categories table:cell-range-address="boostrapping.B2:boostrapping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oostrapping.E2:boostrapping.E6" chart:label-cell-address="boostrapping.E1:boostrapping.E1" chart:class="chart:line">
            <chart:data-point chart:repeated="5"/>
          </chart:series>
          <chart:series chart:style-name="ch8" chart:values-cell-range-address="boostrapping.F2:boostrapping.F6" chart:label-cell-address="boostrapping.F1:boostrapping.F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nd yield</text:p>
                <draw:g>
                  <svg:desc>boostrapping.E1:boostrapping.E1</svg:desc>
                </draw:g>
              </table:table-cell>
              <table:table-cell office:value-type="string">
                <text:p>zero rate</text:p>
                <draw:g>
                  <svg:desc>boostrapping.F1:boostrapping.F1</svg:desc>
                </draw:g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  <draw:g>
                  <svg:desc>boostrapping.B2:boostrapping.B6</svg:desc>
                </draw:g>
              </table:table-cell>
              <table:table-cell office:value-type="float" office:value="0.0161612890176901">
                <text:p>0.0161612890176901</text:p>
                <draw:g>
                  <svg:desc>boostrapping.E2:boostrapping.E6</svg:desc>
                </draw:g>
              </table:table-cell>
              <table:table-cell office:value-type="float" office:value="0.0160320855901553">
                <text:p>0.0160320855901553</text:p>
                <draw:g>
                  <svg:desc>boostrapping.F2:boostrapping.F6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203040506070808">
                <text:p>0.0203040506070808</text:p>
              </table:table-cell>
              <table:table-cell office:value-type="float" office:value="0.0201006717070029">
                <text:p>0.020100671707002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24948875255624">
                <text:p>0.0224948875255624</text:p>
              </table:table-cell>
              <table:table-cell office:value-type="float" office:value="0.0222456089473197">
                <text:p>0.022245608947319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0229493888953719">
                <text:p>0.0229493888953719</text:p>
              </table:table-cell>
              <table:table-cell office:value-type="float" office:value="0.0228444866046681">
                <text:p>0.022844486604668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242380005636818">
                <text:p>0.0242380005636818</text:p>
              </table:table-cell>
              <table:table-cell office:value-type="float" office:value="0.0241637869533881">
                <text:p>0.02416378695338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AARCH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uble_20_Dash_20__28_Rounded_29_" draw:display-name="Double Dash (Rounded)" draw:style="round" draw:dots1="1" draw:dots1-length="701%" draw:distance="399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style:rotation-angle="269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stroke="dash" draw:stroke-dash="Long_20_Dash"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224b12" draw:fill-color="#224b12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legend chart:legend-position="end" svg:x="11.405cm" svg:y="3.336cm" style:legend-expansion="high" chart:style-name="ch2"/>
        <chart:plot-area chart:style-name="ch3" table:cell-range-address="'duration &amp; convexity'.A8:'duration &amp; convexity'.D38" chart:data-source-has-labels="both" svg:x="0.32cm" svg:y="0.179cm" svg:width="10.765cm" svg:height="8.622cm">
          <chart:coordinate-region svg:x="1.867cm" svg:y="0.419cm" svg:width="9.218cm" svg:height="7.012cm"/>
          <chart:axis chart:dimension="x" chart:name="primary-x" chart:style-name="ch4" chartooo:axis-type="auto">
            <chartooo:date-scale/>
            <chart:categories table:cell-range-address="'duration &amp; convexity'.A9:'duration &amp; convexity'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uration &amp; convexity'.B9:'duration &amp; convexity'.B38" chart:label-cell-address="'duration &amp; convexity'.B8:'duration &amp; convexity'.B8" chart:class="chart:line">
            <chart:data-point chart:repeated="30"/>
          </chart:series>
          <chart:series chart:style-name="ch8" chart:values-cell-range-address="'duration &amp; convexity'.C9:'duration &amp; convexity'.C38" chart:label-cell-address="'duration &amp; convexity'.C8:'duration &amp; convexity'.C8" chart:class="chart:line">
            <chart:data-point chart:repeated="30"/>
          </chart:series>
          <chart:series chart:style-name="ch9" chart:values-cell-range-address="'duration &amp; convexity'.D9:'duration &amp; convexity'.D38" chart:label-cell-address="'duration &amp; convexity'.D8:'duration &amp; convexity'.D8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CB price</text:p>
                <draw:g>
                  <svg:desc>'duration &amp; convexity'.B8:'duration &amp; convexity'.B8</svg:desc>
                </draw:g>
              </table:table-cell>
              <table:table-cell office:value-type="string">
                <text:p>ZCB price duration</text:p>
                <draw:g>
                  <svg:desc>'duration &amp; convexity'.C8:'duration &amp; convexity'.C8</svg:desc>
                </draw:g>
              </table:table-cell>
              <table:table-cell office:value-type="string">
                <text:p>ZCB price duration &amp; converity</text:p>
                <draw:g>
                  <svg:desc>'duration &amp; convexity'.D8:'duration &amp; convexity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duration &amp; convexity'.A9:'duration &amp; convexity'.A38</svg:desc>
                </draw:g>
              </table:table-cell>
              <table:table-cell office:value-type="float" office:value="0.818730753077982">
                <text:p>0.818730753077982</text:p>
                <draw:g>
                  <svg:desc>'duration &amp; convexity'.B9:'duration &amp; convexity'.B38</svg:desc>
                </draw:g>
              </table:table-cell>
              <table:table-cell office:value-type="float" office:value="0.429777109376125">
                <text:p>0.429777109376125</text:p>
                <draw:g>
                  <svg:desc>'duration &amp; convexity'.C9:'duration &amp; convexity'.C38</svg:desc>
                </draw:g>
              </table:table-cell>
              <table:table-cell office:value-type="float" office:value="0.641359686299756">
                <text:p>0.641359686299756</text:p>
                <draw:g>
                  <svg:desc>'duration &amp; convexity'.D9:'duration &amp; convexity'.D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0320046035639">
                <text:p>0.670320046035639</text:p>
              </table:table-cell>
              <table:table-cell office:value-type="float" office:value="0.396717331731808">
                <text:p>0.396717331731808</text:p>
              </table:table-cell>
              <table:table-cell office:value-type="float" office:value="0.558710242188963">
                <text:p>0.558710242188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48811636094026">
                <text:p>0.548811636094026</text:p>
              </table:table-cell>
              <table:table-cell office:value-type="float" office:value="0.36365755408749">
                <text:p>0.36365755408749</text:p>
              </table:table-cell>
              <table:table-cell office:value-type="float" office:value="0.482672753607033">
                <text:p>0.482672753607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9328964117222">
                <text:p>0.449328964117222</text:p>
              </table:table-cell>
              <table:table-cell office:value-type="float" office:value="0.330597776443173">
                <text:p>0.330597776443173</text:p>
              </table:table-cell>
              <table:table-cell office:value-type="float" office:value="0.413247220553966">
                <text:p>0.413247220553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7879441171442">
                <text:p>0.367879441171442</text:p>
              </table:table-cell>
              <table:table-cell office:value-type="float" office:value="0.297537998798856">
                <text:p>0.297537998798856</text:p>
              </table:table-cell>
              <table:table-cell office:value-type="float" office:value="0.350433643029764">
                <text:p>0.350433643029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1194211912202">
                <text:p>0.301194211912202</text:p>
              </table:table-cell>
              <table:table-cell office:value-type="float" office:value="0.264478221154538">
                <text:p>0.264478221154538</text:p>
              </table:table-cell>
              <table:table-cell office:value-type="float" office:value="0.294232021034424">
                <text:p>0.2942320210344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6596963941606">
                <text:p>0.246596963941606</text:p>
              </table:table-cell>
              <table:table-cell office:value-type="float" office:value="0.231418443510221">
                <text:p>0.231418443510221</text:p>
              </table:table-cell>
              <table:table-cell office:value-type="float" office:value="0.244642354567948">
                <text:p>0.2446423545679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1896517994655">
                <text:p>0.201896517994655</text:p>
              </table:table-cell>
              <table:table-cell office:value-type="float" office:value="0.198358665865904">
                <text:p>0.198358665865904</text:p>
              </table:table-cell>
              <table:table-cell office:value-type="float" office:value="0.201664643630336">
                <text:p>0.201664643630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5298888221587">
                <text:p>0.165298888221587</text:p>
              </table:table-cell>
              <table:table-cell office:value-type="float" office:value="0.165298888221587">
                <text:p>0.165298888221587</text:p>
              </table:table-cell>
              <table:table-cell office:value-type="float" office:value="0.165298888221587">
                <text:p>0.1652988882215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5335283236613">
                <text:p>0.135335283236613</text:p>
              </table:table-cell>
              <table:table-cell office:value-type="float" office:value="0.132239110577269">
                <text:p>0.132239110577269</text:p>
              </table:table-cell>
              <table:table-cell office:value-type="float" office:value="0.135545088341701">
                <text:p>0.1355450883417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0803158362334">
                <text:p>0.110803158362334</text:p>
              </table:table-cell>
              <table:table-cell office:value-type="float" office:value="0.099179332932952">
                <text:p>0.099179332932952</text:p>
              </table:table-cell>
              <table:table-cell office:value-type="float" office:value="0.112403243990679">
                <text:p>0.1124032439906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07179532894126">
                <text:p>0.0907179532894126</text:p>
              </table:table-cell>
              <table:table-cell office:value-type="float" office:value="0.0661195552886347">
                <text:p>0.0661195552886347</text:p>
              </table:table-cell>
              <table:table-cell office:value-type="float" office:value="0.0958733551685202">
                <text:p>0.09587335516852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42735782143339">
                <text:p>0.0742735782143339</text:p>
              </table:table-cell>
              <table:table-cell office:value-type="float" office:value="0.0330597776443174">
                <text:p>0.0330597776443174</text:p>
              </table:table-cell>
              <table:table-cell office:value-type="float" office:value="0.085955421875225">
                <text:p>0.0859554218752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0810062625218">
                <text:p>0.060810062625218</text:p>
              </table:table-cell>
              <table:table-cell office:value-type="float" office:value="0">
                <text:p>0</text:p>
              </table:table-cell>
              <table:table-cell office:value-type="float" office:value="0.0826494441107933">
                <text:p>0.08264944411079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97870683678639">
                <text:p>0.0497870683678639</text:p>
              </table:table-cell>
              <table:table-cell office:value-type="float" office:value="-0.0330597776443173">
                <text:p>-0.0330597776443173</text:p>
              </table:table-cell>
              <table:table-cell office:value-type="float" office:value="0.085955421875225">
                <text:p>0.085955421875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07622039783662">
                <text:p>0.0407622039783662</text:p>
              </table:table-cell>
              <table:table-cell office:value-type="float" office:value="-0.0661195552886346">
                <text:p>-0.0661195552886346</text:p>
              </table:table-cell>
              <table:table-cell office:value-type="float" office:value="0.0958733551685202">
                <text:p>0.09587335516852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33732699603261">
                <text:p>0.0333732699603261</text:p>
              </table:table-cell>
              <table:table-cell office:value-type="float" office:value="-0.099179332932952">
                <text:p>-0.099179332932952</text:p>
              </table:table-cell>
              <table:table-cell office:value-type="float" office:value="0.112403243990679">
                <text:p>0.1124032439906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73237224472925">
                <text:p>0.0273237224472925</text:p>
              </table:table-cell>
              <table:table-cell office:value-type="float" office:value="-0.132239110577269">
                <text:p>-0.132239110577269</text:p>
              </table:table-cell>
              <table:table-cell office:value-type="float" office:value="0.135545088341701">
                <text:p>0.1355450883417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23707718561656">
                <text:p>0.0223707718561656</text:p>
              </table:table-cell>
              <table:table-cell office:value-type="float" office:value="-0.165298888221587">
                <text:p>-0.165298888221587</text:p>
              </table:table-cell>
              <table:table-cell office:value-type="float" office:value="0.165298888221587">
                <text:p>0.1652988882215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83156388887342">
                <text:p>0.0183156388887342</text:p>
              </table:table-cell>
              <table:table-cell office:value-type="float" office:value="-0.198358665865904">
                <text:p>-0.198358665865904</text:p>
              </table:table-cell>
              <table:table-cell office:value-type="float" office:value="0.201664643630336">
                <text:p>0.2016646436303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49955768204777">
                <text:p>0.0149955768204777</text:p>
              </table:table-cell>
              <table:table-cell office:value-type="float" office:value="-0.231418443510221">
                <text:p>-0.231418443510221</text:p>
              </table:table-cell>
              <table:table-cell office:value-type="float" office:value="0.244642354567948">
                <text:p>0.2446423545679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22773399030684">
                <text:p>0.0122773399030684</text:p>
              </table:table-cell>
              <table:table-cell office:value-type="float" office:value="-0.264478221154539">
                <text:p>-0.264478221154539</text:p>
              </table:table-cell>
              <table:table-cell office:value-type="float" office:value="0.294232021034425">
                <text:p>0.2942320210344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00518357446336">
                <text:p>0.0100518357446336</text:p>
              </table:table-cell>
              <table:table-cell office:value-type="float" office:value="-0.297537998798856">
                <text:p>-0.297537998798856</text:p>
              </table:table-cell>
              <table:table-cell office:value-type="float" office:value="0.350433643029764">
                <text:p>0.350433643029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822974704902002">
                <text:p>0.00822974704902002</text:p>
              </table:table-cell>
              <table:table-cell office:value-type="float" office:value="-0.330597776443173">
                <text:p>-0.330597776443173</text:p>
              </table:table-cell>
              <table:table-cell office:value-type="float" office:value="0.413247220553967">
                <text:p>0.4132472205539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673794699908546">
                <text:p>0.00673794699908546</text:p>
              </table:table-cell>
              <table:table-cell office:value-type="float" office:value="-0.363657554087491">
                <text:p>-0.363657554087491</text:p>
              </table:table-cell>
              <table:table-cell office:value-type="float" office:value="0.482672753607033">
                <text:p>0.4826727536070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551656442076077">
                <text:p>0.00551656442076077</text:p>
              </table:table-cell>
              <table:table-cell office:value-type="float" office:value="-0.396717331731808">
                <text:p>-0.396717331731808</text:p>
              </table:table-cell>
              <table:table-cell office:value-type="float" office:value="0.558710242188963">
                <text:p>0.5587102421889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451658094261266">
                <text:p>0.00451658094261266</text:p>
              </table:table-cell>
              <table:table-cell office:value-type="float" office:value="-0.429777109376125">
                <text:p>-0.429777109376125</text:p>
              </table:table-cell>
              <table:table-cell office:value-type="float" office:value="0.641359686299757">
                <text:p>0.6413596862997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369786371648293">
                <text:p>0.00369786371648293</text:p>
              </table:table-cell>
              <table:table-cell office:value-type="float" office:value="-0.462836887020443">
                <text:p>-0.462836887020443</text:p>
              </table:table-cell>
              <table:table-cell office:value-type="float" office:value="0.730621085939414">
                <text:p>0.7306210859394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302755474537581">
                <text:p>0.00302755474537581</text:p>
              </table:table-cell>
              <table:table-cell office:value-type="float" office:value="-0.49589666466476">
                <text:p>-0.49589666466476</text:p>
              </table:table-cell>
              <table:table-cell office:value-type="float" office:value="0.826494441107934">
                <text:p>0.8264944411079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47875217666635">
                <text:p>0.00247875217666635</text:p>
              </table:table-cell>
              <table:table-cell office:value-type="float" office:value="-0.528956442309077">
                <text:p>-0.528956442309077</text:p>
              </table:table-cell>
              <table:table-cell office:value-type="float" office:value="0.928979751805318">
                <text:p>0.9289797518053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AARCH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Long_20_Dash" draw:display-name="Long Dash" draw:style="rect" draw:dots1="1" draw:dots1-length="400%" draw:distance="300%"/>
  </office:styles>
</office:document-styles>
</file>